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P1" style:family="paragraph">
      <style:paragraph-properties fo:text-align="center" style:font-independent-line-spacing="false" style:line-break="strict" style:punctuation-wrap="simple" style:text-autospace="ideograph-alpha" style:writing-mode="lr"/>
      <style:text-properties fo:country="US" fo:font-family="Nimbus Roman No9 L" fo:font-size="24.000000000000000pt" fo:language="en" style:font-family-generic="roman" style:font-pitch="variable" style:use-window-font-color="true"/>
    </style:style>
    <style:style style:name="P2" style:family="paragraph">
      <style:text-properties fo:color="#000000" fo:font-family="Sans Serif" fo:font-size="12.000000000000000pt"/>
    </style:style>
    <style:style style:name="gr1" style:family="graphic">
      <style:graphic-properties draw:fill="none" draw:stroke="none" fo:margin="0.000000000000000pt" style:wrap="biggest" style:wrap-contour="false" style:wrap-dynamic-threshold="0.000000000000000pt"/>
    </style:style>
    <style:style style:name="gr2" style:family="graphic">
      <style:graphic-properties draw:fill="solid" draw:fill-color="#0078aa" draw:stroke="none" draw:textarea-horizontal-align="left" draw:textarea-vertical-align="top" fo:margin="0.000000000000000pt" style:wrap="biggest" style:wrap-contour="false" style:wrap-dynamic-threshold="0.000000000000000pt" svg:fill-rule="evenodd"/>
    </style:style>
    <style:style style:name="gr3"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aae6ff" svg:stroke-linecap="butt" svg:stroke-opacity="1" svg:stroke-width="0.028346505800000pt"/>
    </style:style>
    <style:style style:name="gr4" style:family="graphic">
      <style:graphic-properties draw:fill="solid" draw:fill-color="#00b4ff" draw:stroke="none" draw:textarea-horizontal-align="left" draw:textarea-vertical-align="top" fo:margin="0.000000000000000pt" style:wrap="biggest" style:wrap-contour="false" style:wrap-dynamic-threshold="0.000000000000000pt" svg:fill-rule="evenodd"/>
    </style:style>
    <style:style style:name="gr5" style:family="graphic">
      <style:graphic-properties draw:fill="solid" draw:fill-color="#ffffff" draw:stroke="none" draw:textarea-horizontal-align="left" draw:textarea-vertical-align="top" fo:margin="0.000000000000000pt" style:wrap="biggest" style:wrap-contour="false" style:wrap-dynamic-threshold="0.000000000000000pt" svg:fill-rule="evenodd"/>
    </style:style>
    <style:style style:name="gr6"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0.028346505800000pt"/>
    </style:style>
    <style:style style:name="gr7" style:family="graphic">
      <style:graphic-properties draw:fill="solid" draw:fill-color="#000000" draw:stroke="none" draw:textarea-horizontal-align="left" draw:textarea-vertical-align="top" fo:margin="0.000000000000000pt" style:wrap="biggest" style:wrap-contour="false" style:wrap-dynamic-threshold="0.000000000000000pt" svg:fill-rule="evenodd"/>
    </style:style>
    <style:style style:name="gr8" style:family="graphic">
      <style:graphic-properties draw:fill="solid" draw:fill-color="#c9c9b6" draw:stroke="none" draw:textarea-horizontal-align="left" draw:textarea-vertical-align="top" fo:margin="0.000000000000000pt" style:wrap="biggest" style:wrap-contour="false" style:wrap-dynamic-threshold="0.000000000000000pt" svg:fill-rule="evenodd"/>
    </style:style>
    <style:style style:name="gr9"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494936" svg:stroke-linecap="butt" svg:stroke-opacity="1" svg:stroke-width="0.028346505800000pt"/>
    </style:style>
    <style:style style:name="gr10" style:family="graphic">
      <style:graphic-properties draw:fill="solid" draw:fill-color="#b7b79d" draw:stroke="none" draw:textarea-horizontal-align="left" draw:textarea-vertical-align="top" fo:margin="0.000000000000000pt" style:wrap="biggest" style:wrap-contour="false" style:wrap-dynamic-threshold="0.000000000000000pt" svg:fill-rule="evenodd"/>
    </style:style>
    <style:style style:name="gr11" style:family="graphic">
      <style:graphic-properties draw:fill="solid" draw:fill-color="#7a7a5a" draw:stroke="none" draw:textarea-horizontal-align="left" draw:textarea-vertical-align="top" fo:margin="0.000000000000000pt" style:wrap="biggest" style:wrap-contour="false" style:wrap-dynamic-threshold="0.000000000000000pt" svg:fill-rule="evenodd"/>
    </style:style>
    <style:style style:name="gr12" style:family="graphic">
      <style:graphic-properties draw:fill="none" draw:stroke="solid" draw:stroke-linejoin="bevel" draw:textarea-horizontal-align="left" draw:textarea-vertical-align="top"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gr13" style:family="graphic">
      <style:graphic-properties draw:fill="solid" draw:fill-color="#ffffff"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14" style:family="graphic">
      <style:graphic-properties draw:fill="none" draw:stroke="solid" draw:stroke-linejoin="bevel" draw:textarea-horizontal-align="center"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15" style:family="graphic">
      <style:graphic-properties draw:auto-grow-height="false" draw:fill="none" draw:stroke="none" draw:textarea-vertical-align="top" fo:margin="0.000000000000000pt" fo:padding="0.000000000000000pt" style:wrap="biggest" style:wrap-contour="true" style:wrap-contour-mode="full" style:wrap-dynamic-threshold="0.000000000000000pt"/>
    </style:style>
    <style:style style:name="gr16" style:family="graphic">
      <style:graphic-properties draw:fill="none" draw:stroke="solid" draw:stroke-linejoin="bevel" draw:textarea-horizontal-align="left"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17" style:family="graphic">
      <style:graphic-properties draw:fill="solid" draw:fill-color="#ffffff" draw:stroke="solid" draw:stroke-linejoin="bevel" draw:textarea-horizontal-align="center" draw:textarea-vertical-align="top" fo:margin="0.000000000000000pt" style:wrap="biggest" style:wrap-contour="false" style:wrap-dynamic-threshold="0.000000000000000pt" svg:fill-rule="evenodd" svg:stroke-color="#000000" svg:stroke-linecap="butt" svg:stroke-opacity="1" svg:stroke-width="2.834650580000000pt"/>
    </style:style>
    <style:style style:name="gr18" style:family="graphic">
      <style:graphic-properties draw:fill="none" draw:stroke="solid" draw:stroke-linejoin="bevel" draw:textarea-horizontal-align="left" draw:textarea-vertical-align="middle" fo:margin="0.000000000000000pt" style:wrap="biggest" style:wrap-contour="true" style:wrap-contour-mode="full" style:wrap-dynamic-threshold="0.000000000000000pt" svg:fill-rule="evenodd" svg:stroke-color="#000000" svg:stroke-linecap="square" svg:stroke-opacity="1" svg:stroke-width="1.000000000000000pt"/>
    </style:style>
    <style:style style:name="dp2" style:family="drawing-page"/>
  </office:automatic-styles>
  <office:body>
    <office:drawing>
      <draw:page draw:name="page1" draw:id="page1" xml:id="page1" draw:master-page-name="Default1" draw:style-name="dp2">
        <draw:layer-set>
          <draw:layer draw:name=""/>
        </draw:layer-set>
        <draw:g draw:style-name="gr1" xml:id="shape-1" draw:id="shape-1" svg:y="37.85843867521pt">
          <draw:path draw:style-name="gr2" xml:id="shape-2" draw:id="shape-2" draw:layer="" svg:width="96.64390281823pt" svg:height="33.67440164414pt" svg:x="176.17505130008pt" svg:y="61.71595945441pt" svg:viewBox="0 0 97 34" svg:d="M96.6439 16.8229L96.5586 15.9646L96.3596 15.1062L96.0468 14.248L95.6204 13.4182L95.0801 12.5886L94.4261 11.7588L93.63 10.9578L92.7202 10.1853L91.6966 9.41281L90.5593 8.66893L89.2797 7.92507L87.9434 7.1812L86.4933 6.52316L84.9864 5.86513L83.3088 5.20708L81.6028 4.60627L79.7831 4.03406L77.8781 3.51908L75.8878 3.00408L73.8691 2.51771L71.7366 2.08856L69.6041 1.71663L67.3295 1.34468L65.1117 1.00136L62.7517 0.743869L60.3918 0.514987L58.0319 0.314714L55.6151 0.200273L53.1698 0.0572207L50.753 0L48.3077 0L45.8625 0L43.4173 0.0572207L40.972 0.200273L38.5837 0.314714L36.1953 0.514987L33.8638 0.743869L31.5038 1.00136L29.2291 1.34468L27.0114 1.71663L24.8505 2.08856L22.7464 2.51771L20.6993 3.00408L18.7089 3.51908L16.8324 4.03406L14.9842 4.60627L13.3067 5.20708L11.6291 5.86513L10.0937 6.52316L8.64364 7.1812L7.30729 7.92507L6.05624 8.66893L4.91891 9.41281L3.89533 10.1853L2.98547 10.9578L2.18935 11.7588L1.50695 12.5886L0.995157 13.4182L0.540228 14.248L0.255897 15.1062L0.0284331 15.9646L0 16.8229L0.0284331 17.6526L0.255897 18.5109L0.540228 19.3692L0.995157 20.2276L1.50695 21.0572L2.18935 21.887L2.98547 22.688L3.89533 23.4605L4.91891 24.233L6.05624 24.9769L7.30729 25.7208L8.64364 26.4645L10.0937 27.1227L11.6291 27.7807L13.3067 28.4387L14.9842 29.0396L16.8324 29.6117L18.7089 30.1267L20.6993 30.6417L22.7464 31.1281L24.8505 31.5572L27.0114 31.9291L29.2291 32.3011L31.5038 32.6158L33.8638 32.9019L36.1953 33.1308L38.5837 33.3025L40.972 33.4741L43.4173 33.5885L45.8625 33.6458L48.3077 33.6744L50.753 33.6458L53.1698 33.5885L55.6151 33.4741L58.0319 33.3025L60.3918 33.1308L62.7517 32.9019L65.1117 32.6158L67.3295 32.3011L69.6041 31.9291L71.7366 31.5572L73.8691 31.1281L75.8878 30.6417L77.8781 30.1267L79.7831 29.6117L81.6028 29.0396L83.3088 28.4387L84.9864 27.7807L86.4933 27.1227L87.9434 26.4645L89.2797 25.7208L90.5593 24.9769L91.6966 24.233L92.7202 23.4605L93.63 22.688L94.4261 21.887L95.0801 21.0572L95.6204 20.2276L96.0468 19.3692L96.3596 18.5109L96.5586 17.6526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3" draw:id="shape-3" draw:layer="" svg:width="95.50962441622pt" svg:height="32.53878358519pt" svg:x="176.17505130008pt" svg:y="61.71595945441pt" svg:viewBox="0 0 96 33" svg:d="M95.5096 16.2834L95.4531 15.4398L95.2553 14.596L94.9726 13.8086L94.5486 13.0211L93.955 12.1774L93.3049 11.39L92.57 10.6306L91.6373 9.84318L90.6197 9.11197L89.5173 8.38077L88.2736 7.67768L86.9451 6.9746L85.5318 6.32776L84.0055 5.6528L82.3661 5.06221L80.6418 4.49974L78.8329 3.93727L76.9956 3.40293L75.0171 2.92483L73.0102 2.47486L70.9185 2.05301L68.7703 1.6874L66.5939 1.32179L64.3609 1.04056L62.0431 0.759331L59.7253 0.534344L57.3793 0.309357L55.005 0.196864L52.6023 0.0843701L50.1432 0.0281234L47.7407 0L45.3098 0.0281234L42.9073 0.0843701L40.5047 0.196864L38.1021 0.309357L35.756 0.534344L33.4665 0.759331L31.1487 1.04056L28.8875 1.32179L26.6828 1.6874L24.5912 2.05301L22.4712 2.47486L20.4643 2.92483L18.514 3.40293L16.6485 3.93727L14.8395 4.49974L13.1153 5.06221L11.4759 5.6528L9.97782 6.32776L8.53622 6.9746L7.20774 7.67768L5.99232 8.38077L4.8617 9.11197L3.84412 9.84318L2.93962 10.6306L2.17645 11.39L1.49808 12.1774L0.961032 13.0211L0.508782 13.8086L0.19786 14.596L0.0282656 15.4398L0 16.2834L0.0282656 17.099L0.19786 17.9146L0.508782 18.7302L0.961032 19.5458L1.49808 20.3613L2.17645 21.1487L2.93962 21.9081L3.84412 22.6956L4.8617 23.4267L5.99232 24.1861L7.20774 24.8892L8.53622 25.536L9.97782 26.211L11.4759 26.8859L13.1153 27.4765L14.8395 28.039L16.6485 28.6015L18.514 29.1358L20.4643 29.6139L22.4712 30.092L24.5912 30.5139L26.6828 30.8795L28.8875 31.2169L31.1487 31.5263L33.4665 31.7794L35.756 32.0044L38.1021 32.2013L40.5047 32.3419L42.9073 32.4544L45.3098 32.5106L47.7407 32.5388L50.1432 32.5106L52.6023 32.4544L55.005 32.3419L57.3793 32.2013L59.7253 32.0044L62.0431 31.7794L64.3609 31.5263L66.5939 31.2169L68.7703 30.8795L70.9185 30.5139L73.0102 30.092L75.0171 29.6139L76.9956 29.1358L78.8329 28.6015L80.6418 28.039L82.3661 27.4765L84.0055 26.8859L85.5318 26.211L86.9451 25.536L88.2736 24.8892L89.5173 24.1861L90.6197 23.4267L91.6373 22.6956L92.57 21.9081L93.3049 21.1487L93.955 20.3613L94.5486 19.5458L94.9726 18.7302L95.2553 17.9146L95.4531 17.099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2" xml:id="shape-4" draw:id="shape-4" draw:layer="" svg:width="95.50962441622pt" svg:height="23.77824146697pt" svg:x="176.17505130008pt" svg:y="55.30964914361pt" svg:viewBox="0 0 96 24" svg:d="M0 0L0 23.7782L95.5096 23.7782L95.5096 0Z" calligra:nodeTypes="ccccc">
            <draw:glue-point draw:id="4" svg:x="0.50000000000pt" svg:y="0.50000000000pt" draw:align="center"/>
            <draw:glue-point draw:id="5" svg:x="0.50000000000pt" svg:y="0.50000000000pt" draw:align="center"/>
          </draw:path>
          <draw:path draw:style-name="gr4" xml:id="shape-5" draw:id="shape-5" draw:layer="" svg:width="96.64390281823pt" svg:height="33.61710261861pt" svg:x="176.17505130008pt" svg:y="38.35843867521pt" svg:viewBox="0 0 97 34" svg:d="M96.6439 16.7799L96.5586 15.9224L96.3596 15.0934L96.0468 14.2359L95.6204 13.3783L95.0801 12.5779L94.4261 11.7488L93.63 10.9485L92.7202 10.1481L91.6966 9.37621L90.5593 8.63298L89.2797 7.88974L87.9434 7.17509L86.4933 6.51761L84.9864 5.83155L83.3088 5.20266L81.6028 4.60235L79.7831 4.03063L77.8781 3.51608L75.8878 3.00153L73.8691 2.51557L71.7366 2.08678L69.6041 1.71516L67.3295 1.34354L65.1117 1.00051L62.7517 0.743236L60.3918 0.514548L58.0319 0.314446L55.6151 0.171516L53.1698 0.057172L50.753 0L48.3077 0L45.8625 0L43.4173 0.057172L40.972 0.171516L38.5837 0.314446L36.1953 0.514548L33.8638 0.743236L31.5038 1.00051L29.2291 1.34354L27.0114 1.71516L24.8505 2.08678L22.7464 2.51557L20.6993 3.00153L18.7089 3.51608L16.8324 4.03063L14.9842 4.60235L13.3067 5.20266L11.6291 5.83155L10.0937 6.51761L8.64364 7.17509L7.30729 7.88974L6.05624 8.63298L4.91891 9.37621L3.89533 10.1481L2.98547 10.9485L2.18935 11.7488L1.50695 12.5779L0.995157 13.3783L0.540228 14.2359L0.255897 15.0934L0.0284331 15.9224L0 16.7799L0.0284331 17.6375L0.255897 18.4952L0.540228 19.3528L0.995157 20.1817L1.50695 21.0108L2.18935 21.8111L2.98547 22.6115L3.89533 23.4119L4.91891 24.1838L6.05624 24.927L7.30729 25.6702L8.64364 26.3849L10.0937 27.0709L11.6291 27.7284L13.3067 28.3859L14.9842 28.9576L16.8324 29.5293L18.7089 30.0725L20.6993 30.5871L22.7464 31.0444L24.8505 31.4732L27.0114 31.8734L29.2291 32.2451L31.5038 32.5594L33.8638 32.8167L36.1953 33.0454L38.5837 33.2456L40.972 33.3885L43.4173 33.5028L45.8625 33.5885L48.3077 33.6171L50.753 33.5885L53.1698 33.5028L55.6151 33.3885L58.0319 33.2456L60.3918 33.0454L62.7517 32.8167L65.1117 32.5594L67.3295 32.2451L69.6041 31.8734L71.7366 31.4732L73.8691 31.0444L75.8878 30.5871L77.8781 30.0725L79.7831 29.5293L81.6028 28.9576L83.3088 28.3859L84.9864 27.7284L86.4933 27.0709L87.9434 26.3849L89.2797 25.6702L90.5593 24.927L91.6966 24.1838L92.7202 23.4119L93.63 22.6115L94.4261 21.8111L95.0801 21.0108L95.6204 20.1817L96.0468 19.3528L96.3596 18.4952L96.5586 17.6375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6" draw:id="shape-6" draw:layer="" svg:width="95.50962441622pt" svg:height="32.48245942176pt" svg:x="176.17505130008pt" svg:y="38.35843867521pt" svg:viewBox="0 0 96 32" svg:d="M95.5096 16.2132L95.4531 15.3982L95.2553 14.5834L94.9726 13.7405L94.5486 12.9536L93.955 12.1388L93.3049 11.352L92.57 10.5653L91.6373 9.80656L90.6197 9.07598L89.5173 8.31731L88.2736 7.61484L86.9451 6.94046L85.5318 6.26608L84.0055 5.61981L82.3661 5.02973L80.6418 4.43964L78.8329 3.90577L76.9956 3.37188L75.0171 2.8942L73.0102 2.41652L70.9185 1.99503L68.7703 1.62975L66.5939 1.29255L64.3609 0.983465L62.0431 0.730575L59.7253 0.505783L57.3793 0.309089L55.005 0.168594L52.6023 0.0561981L50.1432 0L47.7407 0L45.3098 0L42.9073 0.0561981L40.5047 0.168594L38.1021 0.309089L35.756 0.505783L33.4665 0.730575L31.1487 0.983465L28.8875 1.29255L26.6828 1.62975L24.5912 1.99503L22.4712 2.41652L20.4643 2.8942L18.514 3.37188L16.6485 3.90577L14.8395 4.43964L13.1153 5.02973L11.4759 5.61981L9.97782 6.26608L8.53622 6.94046L7.20774 7.61484L5.99232 8.31731L4.8617 9.07598L3.84412 9.80656L2.93962 10.5653L2.17645 11.352L1.49808 12.1388L0.961032 12.9536L0.508782 13.7405L0.19786 14.5834L0.0282656 15.3982L0 16.2132L0.0282656 17.0561L0.19786 17.8429L0.508782 18.6578L0.961032 19.4726L1.49808 20.2875L2.17645 21.0743L2.93962 21.833L3.84412 22.6197L4.8617 23.3784L5.99232 24.0808L7.20774 24.8114L8.53622 25.4858L9.97782 26.1602L11.4759 26.8065L13.1153 27.3965L14.8395 27.9866L16.6485 28.5205L18.514 29.0544L20.4643 29.5601L22.4712 30.0098L24.5912 30.4312L26.6828 30.7965L28.8875 31.1338L31.1487 31.4147L33.4665 31.6957L35.756 31.9486L38.1021 32.1453L40.5047 32.2576L42.9073 32.3701L45.3098 32.4263L47.7407 32.4825L50.1432 32.4263L52.6023 32.3701L55.005 32.2576L57.3793 32.1453L59.7253 31.9486L62.0431 31.6957L64.3609 31.4147L66.5939 31.1338L68.7703 30.7965L70.9185 30.4312L73.0102 30.0098L75.0171 29.5601L76.9956 29.0544L78.8329 28.5205L80.6418 27.9866L82.3661 27.3965L84.0055 26.8065L85.5318 26.1602L86.9451 25.4858L88.2736 24.8114L89.5173 24.0808L90.6197 23.3784L91.6373 22.6197L92.57 21.833L93.3049 21.0743L93.955 20.2875L94.5486 19.4726L94.9726 18.6578L95.2553 17.8429L95.4531 17.0561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3" xml:id="shape-7" draw:id="shape-7" draw:layer="" svg:width="0.00000000000pt" svg:height="23.38590000000pt" svg:x="176.17505130008pt" svg:y="54.71437252181pt" svg:viewBox="0 0 0 23" svg:d="M0 0L0 23.3859" calligra:nodeTypes="cc">
            <draw:glue-point draw:id="4" svg:x="0.50000000000pt" svg:y="0.50000000000pt" draw:align="center"/>
            <draw:glue-point draw:id="5" svg:x="0.50000000000pt" svg:y="0.50000000000pt" draw:align="center"/>
          </draw:path>
          <draw:path draw:style-name="gr3" xml:id="shape-8" draw:id="shape-8" draw:layer="" svg:width="0.00000000000pt" svg:height="23.38590000000pt" svg:x="271.92954789248pt" svg:y="54.71437252181pt" svg:viewBox="0 0 0 23" svg:d="M0 0L0 23.3859" calligra:nodeTypes="cc">
            <draw:glue-point draw:id="4" svg:x="0.50000000000pt" svg:y="0.50000000000pt" draw:align="center"/>
            <draw:glue-point draw:id="5" svg:x="0.50000000000pt" svg:y="0.50000000000pt" draw:align="center"/>
          </draw:path>
          <draw:path draw:style-name="gr5" xml:id="shape-9" draw:id="shape-9" draw:layer="" svg:width="11.00024141887pt" svg:height="9.89949733243pt" svg:x="206.56250551768pt" svg:y="49.47026894881pt" svg:viewBox="0 0 11 10" svg:d="M0 0L2.40167 9.8995L3.64698 9.8995L5.4853 4.07792L7.29396 9.8995L8.53928 9.8995L11.0002 0L9.16193 0L7.91662 5.82158L6.0783 0L4.86265 0L3.05398 5.82158L1.15636 0Z" calligra:nodeTypes="cccccccccccccc">
            <draw:glue-point draw:id="4" svg:x="0.50000000000pt" svg:y="0.50000000000pt" draw:align="center"/>
            <draw:glue-point draw:id="5" svg:x="0.50000000000pt" svg:y="0.50000000000pt" draw:align="center"/>
          </draw:path>
          <draw:path draw:style-name="gr6" xml:id="shape-10" draw:id="shape-10" draw:layer="" svg:width="11.00024141887pt" svg:height="9.89949733243pt" svg:x="206.56250551768pt" svg:y="49.47026894881pt" svg:viewBox="0 0 11 10" svg:d="M0 0L2.40167 9.8995L3.64698 9.8995L5.4853 4.07792L7.29396 9.8995L8.53928 9.8995L11.0002 0L9.16193 0L7.91662 5.82158L6.0783 0L4.86265 0L3.05398 5.82158L1.15636 0Z" calligra:nodeTypes="cccccccccccccc">
            <draw:glue-point draw:id="4" svg:x="0.50000000000pt" svg:y="0.50000000000pt" draw:align="center"/>
            <draw:glue-point draw:id="5" svg:x="0.50000000000pt" svg:y="0.50000000000pt" draw:align="center"/>
          </draw:path>
          <draw:path draw:style-name="gr5" xml:id="shape-11" draw:id="shape-11" draw:layer="" svg:width="11.22476687584pt" svg:height="9.89949733243pt" svg:x="218.21291940148pt" svg:y="49.47026894881pt" svg:viewBox="0 0 11 10" svg:d="M0 0L2.97043 9.8995L4.1129 9.8995L5.88373 4.07792L7.65457 9.8995L8.8256 9.8995L11.2248 0L9.45397 0L8.25437 5.82158L6.45497 0L5.3125 0L3.54166 5.82158L1.74227 0Z" calligra:nodeTypes="cccccccccccccc">
            <draw:glue-point draw:id="4" svg:x="0.50000000000pt" svg:y="0.50000000000pt" draw:align="center"/>
            <draw:glue-point draw:id="5" svg:x="0.50000000000pt" svg:y="0.50000000000pt" draw:align="center"/>
          </draw:path>
          <draw:path draw:style-name="gr6" xml:id="shape-12" draw:id="shape-12" draw:layer="" svg:width="11.22476687584pt" svg:height="9.89949733243pt" svg:x="218.21291940148pt" svg:y="49.47026894881pt" svg:viewBox="0 0 11 10" svg:d="M0 0L2.97043 9.8995L4.1129 9.8995L5.88373 4.07792L7.65457 9.8995L8.8256 9.8995L11.2248 0L9.45397 0L8.25437 5.82158L6.45497 0L5.3125 0L3.54166 5.82158L1.74227 0Z" calligra:nodeTypes="cccccccccccccc">
            <draw:glue-point draw:id="4" svg:x="0.50000000000pt" svg:y="0.50000000000pt" draw:align="center"/>
            <draw:glue-point draw:id="5" svg:x="0.50000000000pt" svg:y="0.50000000000pt" draw:align="center"/>
          </draw:path>
          <draw:path draw:style-name="gr5" xml:id="shape-13" draw:id="shape-13" draw:layer="" svg:width="11.22476687584pt" svg:height="9.89949733243pt" svg:x="230.48695641288pt" svg:y="49.47026894881pt" svg:viewBox="0 0 11 10" svg:d="M0 0L2.34207 9.8995L4.08435 9.8995L5.88373 4.07792L7.65457 9.8995L8.85417 9.8995L11.2248 0L9.4254 0L8.25437 5.82158L6.45497 0L5.28394 0L3.51311 5.82158L1.71371 0Z" calligra:nodeTypes="cccccccccccccc">
            <draw:glue-point draw:id="4" svg:x="0.50000000000pt" svg:y="0.50000000000pt" draw:align="center"/>
            <draw:glue-point draw:id="5" svg:x="0.50000000000pt" svg:y="0.50000000000pt" draw:align="center"/>
          </draw:path>
          <draw:path draw:style-name="gr6" xml:id="shape-14" draw:id="shape-14" draw:layer="" svg:width="11.22476687584pt" svg:height="9.89949733243pt" svg:x="230.48695641288pt" svg:y="49.47026894881pt" svg:viewBox="0 0 11 10" svg:d="M0 0L2.34207 9.8995L4.08435 9.8995L5.88373 4.07792L7.65457 9.8995L8.85417 9.8995L11.2248 0L9.4254 0L8.25437 5.82158L6.45497 0L5.28394 0L3.51311 5.82158L1.71371 0Z" calligra:nodeTypes="cccccccccccccc">
            <draw:glue-point draw:id="4" svg:x="0.50000000000pt" svg:y="0.50000000000pt" draw:align="center"/>
            <draw:glue-point draw:id="5" svg:x="0.50000000000pt" svg:y="0.50000000000pt" draw:align="center"/>
          </draw:path>
          <draw:path draw:style-name="gr5" xml:id="shape-15" draw:id="shape-15" draw:layer="" svg:width="63.08525772446pt" svg:height="7.21403860773pt" svg:x="192.53098514668pt" svg:y="42.44033551041pt" svg:viewBox="0 0 63 7" svg:d="M9.89517 0L0 3.32543L9.89517 7.21404L9.89517 4.98815L63.0853 4.98815L63.0853 1.66272L9.89517 1.66272Z" calligra:nodeTypes="cccccccc">
            <draw:glue-point draw:id="4" svg:x="0.50000000000pt" svg:y="0.50000000000pt" draw:align="center"/>
            <draw:glue-point draw:id="5" svg:x="0.50000000000pt" svg:y="0.50000000000pt" draw:align="center"/>
          </draw:path>
          <draw:path draw:style-name="gr7" xml:id="shape-16" draw:id="shape-16" draw:layer="" svg:width="53.24302983367pt" svg:height="1.35072829274pt" svg:x="202.42391567088pt" svg:y="43.03561213221pt" svg:viewBox="0 0 53 1" svg:d="M0 0L53.243 0L53.243 1.35073L0 1.35073Z" calligra:nodeTypes="ccccc">
            <draw:glue-point draw:id="4" svg:x="0.50000000000pt" svg:y="0.50000000000pt" draw:align="center"/>
            <draw:glue-point draw:id="5" svg:x="0.50000000000pt" svg:y="0.50000000000pt" draw:align="center"/>
          </draw:path>
          <draw:path draw:style-name="gr5" xml:id="shape-17" draw:id="shape-17" draw:layer="" svg:width="65.79319406158pt" svg:height="7.00317729306pt" svg:x="190.77350178708pt" svg:y="60.58209922241pt" svg:viewBox="0 0 66 7" svg:d="M55.7874 0L65.7932 3.50158L55.7874 7.00318L55.7874 4.65937L0 4.65937L0 1.72255L55.7874 1.72255Z" calligra:nodeTypes="cccccccc">
            <draw:glue-point draw:id="4" svg:x="0.50000000000pt" svg:y="0.50000000000pt" draw:align="center"/>
            <draw:glue-point draw:id="5" svg:x="0.50000000000pt" svg:y="0.50000000000pt" draw:align="center"/>
          </draw:path>
          <draw:path draw:style-name="gr7" xml:id="shape-18" draw:id="shape-18" draw:layer="" svg:width="11.22476687584pt" svg:height="4.37518707558pt" svg:x="246.21926713188pt" svg:y="59.39154597881pt" svg:viewBox="0 0 11 4" svg:d="M0 1.08062L10.0538 4.37519L11.2248 3.8217L0 0Z" calligra:nodeTypes="ccccc">
            <draw:glue-point draw:id="4" svg:x="0.50000000000pt" svg:y="0.50000000000pt" draw:align="center"/>
            <draw:glue-point draw:id="5" svg:x="0.50000000000pt" svg:y="0.50000000000pt" draw:align="center"/>
          </draw:path>
          <draw:path draw:style-name="gr7" xml:id="shape-19" draw:id="shape-19" draw:layer="" svg:width="55.89517847554pt" svg:height="1.41741316417pt" svg:x="190.77350178708pt" svg:y="61.14902933841pt" svg:viewBox="0 0 56 1" svg:d="M55.8952 0L0 0L0 1.41741L55.8952 1.41741Z" calligra:nodeTypes="ccccc">
            <draw:glue-point draw:id="4" svg:x="0.50000000000pt" svg:y="0.50000000000pt" draw:align="center"/>
            <draw:glue-point draw:id="5" svg:x="0.50000000000pt" svg:y="0.50000000000pt" draw:align="center"/>
          </draw:path>
          <draw:path draw:style-name="gr7" xml:id="shape-20" draw:id="shape-20" draw:layer="" svg:width="11.22476687584pt" svg:height="4.22352164748pt" svg:x="191.34043190308pt" svg:y="41.84505888861pt" svg:viewBox="0 0 11 4" svg:d="M11.2248 0.607493L1.17104 4.22352L0 3.5871L11.2248 0Z" calligra:nodeTypes="ccccc">
            <draw:glue-point draw:id="4" svg:x="0.50000000000pt" svg:y="0.50000000000pt" draw:align="center"/>
            <draw:glue-point draw:id="5" svg:x="0.50000000000pt" svg:y="0.50000000000pt" draw:align="center"/>
          </draw:path>
          <draw:glue-point draw:id="4" svg:x="-0.1001%" svg:y="-50%"/>
          <draw:glue-point draw:id="5" svg:x="-0.0101%" svg:y="50%"/>
          <draw:glue-point draw:id="6" svg:x="-50%" svg:y="-26.9301%"/>
          <draw:glue-point draw:id="7" svg:x="-50%" svg:y="26.53%"/>
          <draw:glue-point draw:id="8" svg:x="-50%" svg:y="-0.2101%"/>
          <draw:glue-point draw:id="9" svg:x="50%" svg:y="-26.5801%"/>
          <draw:glue-point draw:id="10" svg:x="50%" svg:y="26.53%"/>
          <draw:glue-point draw:id="11" svg:x="50%" svg:y="-0.0201%"/>
          <draw:glue-point draw:id="12" svg:x="-0.0101%" svg:y="-0.0901%"/>
          <draw:glue-point draw:id="13" svg:x="0.50000000000pt" svg:y="0.50000000000pt" draw:align="center"/>
        </draw:g>
        <draw:g draw:style-name="gr1" xml:id="shape-21" draw:id="shape-21" svg:y="41.01105507879pt">
          <draw:path draw:style-name="gr8" xml:id="shape-22" draw:id="shape-22" draw:layer="" svg:width="48.85228051080pt" svg:height="5.80145030232pt" svg:x="52.79911864697pt" svg:y="76.26387118959pt" svg:viewBox="0 0 49 6" svg:d="M0 5.80145L5.74233 0L48.8523 0L43.0816 5.80145Z" calligra:nodeTypes="ccccc">
            <draw:glue-point draw:id="4" svg:x="0.50000000000pt" svg:y="0.50000000000pt" draw:align="center"/>
            <draw:glue-point draw:id="5" svg:x="0.50000000000pt" svg:y="0.50000000000pt" draw:align="center"/>
          </draw:path>
          <draw:path draw:style-name="gr9" xml:id="shape-23" draw:id="shape-23" draw:layer="" svg:width="48.85228051080pt" svg:height="5.80145030232pt" svg:x="52.79911864697pt" svg:y="76.26387118959pt" svg:viewBox="0 0 49 6" svg:d="M0 5.80145L5.74233 0L48.8523 0L43.0816 5.80145Z" calligra:nodeTypes="ccccc">
            <draw:glue-point draw:id="4" svg:x="0.50000000000pt" svg:y="0.50000000000pt" draw:align="center"/>
            <draw:glue-point draw:id="5" svg:x="0.50000000000pt" svg:y="0.50000000000pt" draw:align="center"/>
          </draw:path>
          <draw:path draw:style-name="gr10" xml:id="shape-24" draw:id="shape-24" draw:layer="" svg:width="43.28725998932pt" svg:height="8.15827938919pt" svg:x="52.79911864697pt" svg:y="81.67805379739pt" svg:viewBox="0 0 43 8" svg:d="M0 0L43.2873 0L43.2873 8.15828L0 8.15828Z" calligra:nodeTypes="ccccc">
            <draw:glue-point draw:id="4" svg:x="0.50000000000pt" svg:y="0.50000000000pt" draw:align="center"/>
            <draw:glue-point draw:id="5" svg:x="0.50000000000pt" svg:y="0.50000000000pt" draw:align="center"/>
          </draw:path>
          <draw:path draw:style-name="gr9" xml:id="shape-25" draw:id="shape-25" draw:layer="" svg:width="43.28725998932pt" svg:height="8.15827938919pt" svg:x="52.79911864697pt" svg:y="81.67805379739pt" svg:viewBox="0 0 43 8" svg:d="M0 0L43.2873 0L43.2873 8.15828L0 8.15828Z" calligra:nodeTypes="ccccc">
            <draw:glue-point draw:id="4" svg:x="0.50000000000pt" svg:y="0.50000000000pt" draw:align="center"/>
            <draw:glue-point draw:id="5" svg:x="0.50000000000pt" svg:y="0.50000000000pt" draw:align="center"/>
          </draw:path>
          <draw:path draw:style-name="gr11" xml:id="shape-26" draw:id="shape-26" draw:layer="" svg:width="5.57324789124pt" svg:height="14.00452664768pt" svg:x="95.94250047457pt" svg:y="76.26387118959pt" svg:viewBox="0 0 6 14" svg:d="M0 14.0045L5.57325 8.04455L5.57325 0L0 5.57834Z" calligra:nodeTypes="ccccc">
            <draw:glue-point draw:id="4" svg:x="0.50000000000pt" svg:y="0.50000000000pt" draw:align="center"/>
            <draw:glue-point draw:id="5" svg:x="0.50000000000pt" svg:y="0.50000000000pt" draw:align="center"/>
          </draw:path>
          <draw:path draw:style-name="gr9" xml:id="shape-27" draw:id="shape-27" draw:layer="" svg:width="5.57324789124pt" svg:height="14.00452664768pt" svg:x="95.94250047457pt" svg:y="76.26387118959pt" svg:viewBox="0 0 6 14" svg:d="M0 14.0045L5.57325 8.04455L5.57325 0L0 5.57834Z" calligra:nodeTypes="ccccc">
            <draw:glue-point draw:id="4" svg:x="0.50000000000pt" svg:y="0.50000000000pt" draw:align="center"/>
            <draw:glue-point draw:id="5" svg:x="0.50000000000pt" svg:y="0.50000000000pt" draw:align="center"/>
          </draw:path>
          <draw:path draw:style-name="gr7" xml:id="shape-28" draw:id="shape-28" draw:layer="" svg:width="46.03818767348pt" svg:height="4.76409404852pt" svg:x="54.15975092537pt" svg:y="76.26387118959pt" svg:viewBox="0 0 46 5" svg:d="M0 4.76409L4.34587 0L46.0382 0L41.6362 4.76409Z" calligra:nodeTypes="ccccc">
            <draw:glue-point draw:id="4" svg:x="0.50000000000pt" svg:y="0.50000000000pt" draw:align="center"/>
            <draw:glue-point draw:id="5" svg:x="0.50000000000pt" svg:y="0.50000000000pt" draw:align="center"/>
          </draw:path>
          <draw:path draw:style-name="gr6" xml:id="shape-29" draw:id="shape-29" draw:layer="" svg:width="46.03818767348pt" svg:height="4.76409404852pt" svg:x="54.15975092537pt" svg:y="76.26387118959pt" svg:viewBox="0 0 46 5" svg:d="M0 4.76409L4.34587 0L46.0382 0L41.6362 4.76409Z" calligra:nodeTypes="ccccc">
            <draw:glue-point draw:id="4" svg:x="0.50000000000pt" svg:y="0.50000000000pt" draw:align="center"/>
            <draw:glue-point draw:id="5" svg:x="0.50000000000pt" svg:y="0.50000000000pt" draw:align="center"/>
          </draw:path>
          <draw:path draw:style-name="gr8" xml:id="shape-30" draw:id="shape-30" draw:layer="" svg:width="47.81138046556pt" svg:height="4.76409404852pt" svg:x="52.79911864697pt" svg:y="41.51105507879pt" svg:viewBox="0 0 48 5" svg:d="M0 4.76409L4.72177 0L47.8114 0L43.0613 4.76409Z" calligra:nodeTypes="ccccc">
            <draw:glue-point draw:id="4" svg:x="0.50000000000pt" svg:y="0.50000000000pt" draw:align="center"/>
            <draw:glue-point draw:id="5" svg:x="0.50000000000pt" svg:y="0.50000000000pt" draw:align="center"/>
          </draw:path>
          <draw:path draw:style-name="gr9" xml:id="shape-31" draw:id="shape-31" draw:layer="" svg:width="47.81138046556pt" svg:height="4.76409404852pt" svg:x="52.79911864697pt" svg:y="41.51105507879pt" svg:viewBox="0 0 48 5" svg:d="M0 4.76409L4.72177 0L47.8114 0L43.0613 4.76409Z" calligra:nodeTypes="ccccc">
            <draw:glue-point draw:id="4" svg:x="0.50000000000pt" svg:y="0.50000000000pt" draw:align="center"/>
            <draw:glue-point draw:id="5" svg:x="0.50000000000pt" svg:y="0.50000000000pt" draw:align="center"/>
          </draw:path>
          <draw:path draw:style-name="gr10" xml:id="shape-32" draw:id="shape-32" draw:layer="" svg:width="43.91521208981pt" svg:height="34.14515456713pt" svg:x="52.79911864697pt" svg:y="45.87641697199pt" svg:viewBox="0 0 44 34" svg:d="M0 0L43.9152 0L43.9152 34.1452L0 34.1452Z" calligra:nodeTypes="ccccc">
            <draw:glue-point draw:id="4" svg:x="0.50000000000pt" svg:y="0.50000000000pt" draw:align="center"/>
            <draw:glue-point draw:id="5" svg:x="0.50000000000pt" svg:y="0.50000000000pt" draw:align="center"/>
          </draw:path>
          <draw:path draw:style-name="gr9" xml:id="shape-33" draw:id="shape-33" draw:layer="" svg:width="43.91521208981pt" svg:height="34.14515456713pt" svg:x="52.79911864697pt" svg:y="45.87641697199pt" svg:viewBox="0 0 44 34" svg:d="M0 0L43.9152 0L43.9152 34.1452L0 34.1452Z" calligra:nodeTypes="ccccc">
            <draw:glue-point draw:id="4" svg:x="0.50000000000pt" svg:y="0.50000000000pt" draw:align="center"/>
            <draw:glue-point draw:id="5" svg:x="0.50000000000pt" svg:y="0.50000000000pt" draw:align="center"/>
          </draw:path>
          <draw:path draw:style-name="gr5" xml:id="shape-34" draw:id="shape-34" draw:layer="" svg:width="36.00016236617pt" svg:height="26.61474885686pt" svg:x="56.51251090677pt" svg:y="50.27012537099pt" svg:viewBox="0 0 36 27" svg:d="M0 0L36.0002 0L36.0002 26.6147L0 26.6147Z" calligra:nodeTypes="ccccc">
            <draw:glue-point draw:id="4" svg:x="0.50000000000pt" svg:y="0.50000000000pt" draw:align="center"/>
            <draw:glue-point draw:id="5" svg:x="0.50000000000pt" svg:y="0.50000000000pt" draw:align="center"/>
          </draw:path>
          <draw:path draw:style-name="gr9" xml:id="shape-35" draw:id="shape-35" draw:layer="" svg:width="36.00016236617pt" svg:height="26.61474885686pt" svg:x="56.51251090677pt" svg:y="50.27012537099pt" svg:viewBox="0 0 36 27" svg:d="M0 0L36.0002 0L36.0002 26.6147L0 26.6147Z" calligra:nodeTypes="ccccc">
            <draw:glue-point draw:id="4" svg:x="0.50000000000pt" svg:y="0.50000000000pt" draw:align="center"/>
            <draw:glue-point draw:id="5" svg:x="0.50000000000pt" svg:y="0.50000000000pt" draw:align="center"/>
          </draw:path>
          <draw:path draw:style-name="gr11" xml:id="shape-36" draw:id="shape-36" draw:layer="" svg:width="4.53573164976pt" svg:height="38.25256858897pt" svg:x="95.94250047457pt" svg:y="41.51105507879pt" svg:viewBox="0 0 5 38" svg:d="M0 38.2526L4.53573 33.5065L4.53573 0L0 4.37659Z" calligra:nodeTypes="ccccc">
            <draw:glue-point draw:id="4" svg:x="0.50000000000pt" svg:y="0.50000000000pt" draw:align="center"/>
            <draw:glue-point draw:id="5" svg:x="0.50000000000pt" svg:y="0.50000000000pt" draw:align="center"/>
          </draw:path>
          <draw:path draw:style-name="gr9" xml:id="shape-37" draw:id="shape-37" draw:layer="" svg:width="4.53573164976pt" svg:height="38.25256858897pt" svg:x="95.94250047457pt" svg:y="41.51105507879pt" svg:viewBox="0 0 5 38" svg:d="M0 38.2526L4.53573 33.5065L4.53573 0L0 4.37659Z" calligra:nodeTypes="ccccc">
            <draw:glue-point draw:id="4" svg:x="0.50000000000pt" svg:y="0.50000000000pt" draw:align="center"/>
            <draw:glue-point draw:id="5" svg:x="0.50000000000pt" svg:y="0.50000000000pt" draw:align="center"/>
          </draw:path>
          <draw:path draw:style-name="gr8" xml:id="shape-38" draw:id="shape-38" draw:layer="" svg:width="53.37838129085pt" svg:height="8.85975803750pt" svg:x="44.29516690697pt" svg:y="88.08436410819pt" svg:viewBox="0 0 53 9" svg:d="M0 8.85976L6.73215 0L53.3784 0L46.5899 8.85976Z" calligra:nodeTypes="ccccc">
            <draw:glue-point draw:id="4" svg:x="0.50000000000pt" svg:y="0.50000000000pt" draw:align="center"/>
            <draw:glue-point draw:id="5" svg:x="0.50000000000pt" svg:y="0.50000000000pt" draw:align="center"/>
          </draw:path>
          <draw:path draw:style-name="gr9" xml:id="shape-39" draw:id="shape-39" draw:layer="" svg:width="53.37838129085pt" svg:height="8.85975803750pt" svg:x="44.29516690697pt" svg:y="88.08436410819pt" svg:viewBox="0 0 53 9" svg:d="M0 8.85976L6.73215 0L53.3784 0L46.5899 8.85976Z" calligra:nodeTypes="ccccc">
            <draw:glue-point draw:id="4" svg:x="0.50000000000pt" svg:y="0.50000000000pt" draw:align="center"/>
            <draw:glue-point draw:id="5" svg:x="0.50000000000pt" svg:y="0.50000000000pt" draw:align="center"/>
          </draw:path>
          <draw:path draw:style-name="gr11" xml:id="shape-40" draw:id="shape-40" draw:layer="" svg:width="6.61185649366pt" svg:height="10.24083541037pt" svg:x="91.18028750017pt" svg:y="88.08436410819pt" svg:viewBox="0 0 7 10" svg:d="M0 10.2408L6.61186 3.06081L6.61186 0L0 8.52449Z" calligra:nodeTypes="ccccc">
            <draw:glue-point draw:id="4" svg:x="0.50000000000pt" svg:y="0.50000000000pt" draw:align="center"/>
            <draw:glue-point draw:id="5" svg:x="0.50000000000pt" svg:y="0.50000000000pt" draw:align="center"/>
          </draw:path>
          <draw:path draw:style-name="gr9" xml:id="shape-41" draw:id="shape-41" draw:layer="" svg:width="6.61185649366pt" svg:height="10.24083541037pt" svg:x="91.18028750017pt" svg:y="88.08436410819pt" svg:viewBox="0 0 7 10" svg:d="M0 10.2408L6.61186 3.06081L6.61186 0L0 8.52449Z" calligra:nodeTypes="ccccc">
            <draw:glue-point draw:id="4" svg:x="0.50000000000pt" svg:y="0.50000000000pt" draw:align="center"/>
            <draw:glue-point draw:id="5" svg:x="0.50000000000pt" svg:y="0.50000000000pt" draw:align="center"/>
          </draw:path>
          <draw:path draw:style-name="gr10" xml:id="shape-42" draw:id="shape-42" draw:layer="" svg:width="46.77050143669pt" svg:height="1.44634360799pt" svg:x="44.29516690697pt" svg:y="96.50327633079pt" svg:viewBox="0 0 47 1" svg:d="M0 0L46.7705 0L46.7705 1.44634L0 1.44634Z" calligra:nodeTypes="ccccc">
            <draw:glue-point draw:id="4" svg:x="0.50000000000pt" svg:y="0.50000000000pt" draw:align="center"/>
            <draw:glue-point draw:id="5" svg:x="0.50000000000pt" svg:y="0.50000000000pt" draw:align="center"/>
          </draw:path>
          <draw:path draw:style-name="gr9" xml:id="shape-43" draw:id="shape-43" draw:layer="" svg:width="46.77050143669pt" svg:height="1.44634360799pt" svg:x="44.29516690697pt" svg:y="96.50327633079pt" svg:viewBox="0 0 47 1" svg:d="M0 0L46.7705 0L46.7705 1.44634L0 1.44634Z" calligra:nodeTypes="ccccc">
            <draw:glue-point draw:id="4" svg:x="0.50000000000pt" svg:y="0.50000000000pt" draw:align="center"/>
            <draw:glue-point draw:id="5" svg:x="0.50000000000pt" svg:y="0.50000000000pt" draw:align="center"/>
          </draw:path>
          <draw:path draw:style-name="gr7" xml:id="shape-44" draw:id="shape-44" draw:layer="" svg:width="13.83671326187pt" svg:height="8.15827938919pt" svg:x="69.09835948197pt" svg:y="53.64335956119pt" svg:viewBox="0 0 14 8" svg:d="M13.8367 4.07914L13.8086 3.85094L13.7805 3.62274L13.7524 3.45158L13.668 3.2519L13.6117 3.05222L13.4993 2.85255L13.3868 2.65287L13.2743 2.45319L13.1055 2.28204L12.9368 2.08236L12.7961 1.88268L12.5712 1.74005L12.3743 1.5689L12.1493 1.39775L11.9244 1.25513L11.6713 1.11249L11.4181 0.969866L11.1369 0.855764L10.8556 0.713137L10.5463 0.599035L10.265 0.484933L9.95574 0.399356L9.61823 0.31378L9.30887 0.228204L8.97139 0.171152L8.63391 0.114102L8.29642 0.057051L7.95895 0.0285255L7.59334 0L7.25585 0L6.91838 0L6.55277 0L6.18717 0L5.84968 0.0285255L5.5122 0.057051L5.17472 0.114102L4.83724 0.171152L4.49975 0.228204L4.19039 0.31378L3.85292 0.399356L3.54356 0.484933L3.2342 0.599035L2.95296 0.713137L2.67173 0.855764L2.3905 0.969866L2.13739 1.11249L1.88428 1.25513L1.65928 1.39775L1.43429 1.5689L1.20931 1.74005L1.04057 1.88268L0.843704 2.08236L0.703086 2.28204L0.534346 2.45319L0.421852 2.65287L0.309358 2.85255L0.196864 3.05222L0.140617 3.2519L0.056247 3.45158L0.0281235 3.62274L0 3.85094L0 4.07914L0 4.27882L0.0281235 4.4785L0.056247 4.67817L0.140617 4.87785L0.196864 5.10606L0.309358 5.27721L0.421852 5.47689L0.534346 5.67657L0.703086 5.84773L0.843704 6.0474L1.04057 6.21855L1.20931 6.38971L1.43429 6.56086L1.65928 6.73201L1.88428 6.87464L2.13739 7.01727L2.3905 7.1599L2.67173 7.27399L2.95296 7.41662L3.2342 7.53072L3.54356 7.64482L3.85292 7.7304L4.19039 7.81598L4.49975 7.90156L4.83724 7.9586L5.17472 8.01566L5.5122 8.07271L5.84968 8.10123L6.18717 8.12976L6.55277 8.15828L6.91838 8.15828L7.25585 8.15828L7.59334 8.12976L7.95895 8.10123L8.29642 8.07271L8.63391 8.01566L8.97139 7.9586L9.30887 7.90156L9.61823 7.81598L9.95574 7.7304L10.265 7.64482L10.5463 7.53072L10.8556 7.41662L11.1369 7.27399L11.4181 7.1599L11.6713 7.01727L11.9244 6.87464L12.1493 6.73201L12.3743 6.56086L12.5712 6.38971L12.7961 6.21855L12.9368 6.0474L13.1055 5.84773L13.2743 5.67657L13.3868 5.47689L13.4993 5.27721L13.6117 5.10606L13.668 4.87785L13.7524 4.67817L13.7805 4.4785L13.8086 4.27882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7" xml:id="shape-45" draw:id="shape-45" draw:layer="" svg:width="10.10862887926pt" svg:height="8.15827938919pt" svg:x="61.58653544497pt" svg:y="55.68430797879pt" svg:viewBox="0 0 10 8" svg:d="M10.1086 4.05062L10.0815 3.85094L10.0545 3.65126L10.0545 3.45158L10.0002 3.2519L9.94605 3.05222L9.86475 2.85255L9.78346 2.65287L9.70208 2.45319L9.56661 2.28204L9.45821 2.08236L9.32271 1.91121L9.1872 1.74005L9.05169 1.5689L8.88909 1.39775L8.72648 1.25513L8.50968 1.11249L8.34707 0.969866L8.13026 0.855764L7.94056 0.713137L7.72376 0.599035L7.47984 0.484933L7.26304 0.399356L7.01913 0.285255L6.80232 0.228204L6.55841 0.171152L6.31451 0.114102L6.07059 0.057051L5.79959 0.0285255L5.55568 0L5.28467 0L5.04076 0L4.79686 0L4.52585 0L4.28194 0.0285255L4.03804 0.057051L3.79412 0.114102L3.55022 0.171152L3.27921 0.228204L3.0624 0.285255L2.81849 0.399356L2.60169 0.484933L2.35777 0.599035L2.16807 0.713137L1.95127 0.855764L1.73445 0.969866L1.57185 1.11249L1.38215 1.25513L1.21954 1.39775L1.05693 1.5689L0.894329 1.74005L0.758824 1.91121L0.623321 2.08236L0.514917 2.28204L0.406514 2.45319L0.29811 2.65287L0.243908 2.85255L0.135505 3.05222L0.108403 3.2519L0.0542017 3.45158L0.0271009 3.65126L0 3.85094L0 4.05062L0 4.27882L0.0271009 4.4785L0.0542017 4.67817L0.108403 4.87785L0.135505 5.07754L0.243908 5.27721L0.29811 5.47689L0.406514 5.67657L0.514917 5.84773L0.623321 6.0474L0.758824 6.21855L0.894329 6.38971L1.05693 6.56086L1.21954 6.73201L1.38215 6.87464L1.57185 7.01727L1.73445 7.1599L1.95127 7.27399L2.16807 7.41662L2.35777 7.53072L2.60169 7.64482L2.81849 7.7304L3.0624 7.81598L3.27921 7.90156L3.55022 7.9586L3.79412 8.01566L4.03804 8.04418L4.28194 8.10123L4.52585 8.12976L4.79686 8.12976L5.04076 8.15828L5.28467 8.12976L5.55568 8.12976L5.79959 8.10123L6.07059 8.04418L6.31451 8.01566L6.55841 7.9586L6.80232 7.90156L7.01913 7.81598L7.26304 7.7304L7.47984 7.64482L7.72376 7.53072L7.94056 7.41662L8.13026 7.27399L8.34707 7.1599L8.50968 7.01727L8.72648 6.87464L8.88909 6.73201L9.05169 6.56086L9.1872 6.38971L9.32271 6.21855L9.45821 6.0474L9.56661 5.84773L9.70208 5.67657L9.78346 5.47689L9.86475 5.27721L9.94605 5.07754L10.0002 4.87785L10.0545 4.67817L10.0545 4.4785L10.0815 4.27882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7" xml:id="shape-46" draw:id="shape-46" draw:layer="" svg:width="7.28957382521pt" svg:height="6.84013496786pt" svg:x="58.21330125477pt" svg:y="60.72998601119pt" svg:viewBox="0 0 7 7" svg:d="M7.28957 3.405L7.28957 3.2242L7.26076 3.0434L7.26076 2.89275L7.20314 2.74208L7.17432 2.56129L7.1167 2.38049L7.05907 2.22982L7.00144 2.04903L6.91501 1.89836L6.82857 1.74769L6.74213 1.59704L6.62689 1.44637L6.51164 1.32584L6.39638 1.17517L6.28113 1.05465L6.13707 0.934116L6.02182 0.813584L5.84895 0.693054L5.70488 0.602655L5.56082 0.512257L5.41676 0.421859L5.24388 0.33146L5.07101 0.271195L4.89813 0.210929L4.75407 0.150664L4.55239 0.0903983L4.37951 0.0602655L4.20663 0.0301327L4.00494 0L3.83206 0L3.63038 0L3.45751 0L3.25581 0L3.08294 0.0301327L2.91007 0.0602655L2.70838 0.0903983L2.5355 0.150664L2.36263 0.210929L2.18975 0.271195L2.01688 0.33146L1.87282 0.421859L1.69994 0.512257L1.55588 0.602655L1.41182 0.693054L1.23894 0.813584L1.12368 0.934116L0.979627 1.05465L0.864376 1.17517L0.749126 1.32584L0.633876 1.44637L0.547438 1.59704L0.432188 1.74769L0.374563 1.89836L0.288126 2.04903L0.201688 2.22982L0.172875 2.38049L0.0864376 2.56129L0.0576251 2.74208L0.0288126 2.89275L0.0288126 3.0434L0 3.2242L0 3.405L0 3.58579L0.0288126 3.76659L0.0288126 3.91726L0.0576251 4.09805L0.0864376 4.27885L0.172875 4.42952L0.201688 4.58018L0.288126 4.76098L0.374563 4.91164L0.432188 5.0623L0.547438 5.21296L0.633876 5.36363L0.749126 5.5143L0.864376 5.63483L0.979627 5.75535L1.12368 5.87589L1.23894 5.99641L1.41182 6.11695L1.55588 6.20735L1.69994 6.29774L1.87282 6.38815L2.01688 6.47854L2.18975 6.5388L2.36263 6.59908L2.5355 6.65934L2.70838 6.7196L2.91007 6.74974L3.08294 6.77987L3.25581 6.81L3.45751 6.84013L3.63038 6.84013L3.83206 6.84013L4.00494 6.81L4.20663 6.77987L4.37951 6.74974L4.55239 6.7196L4.75407 6.65934L4.89813 6.59908L5.07101 6.5388L5.24388 6.47854L5.41676 6.38815L5.56082 6.29774L5.70488 6.20735L5.84895 6.11695L6.02182 5.99641L6.13707 5.87589L6.28113 5.75535L6.39638 5.63483L6.51164 5.5143L6.62689 5.36363L6.74213 5.21296L6.82857 5.0623L6.91501 4.91164L7.00144 4.76098L7.05907 4.58018L7.1167 4.42952L7.17432 4.27885L7.20314 4.09805L7.26076 3.91726L7.26076 3.76659L7.28957 3.58579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7" xml:id="shape-47" draw:id="shape-47" draw:layer="" svg:width="10.71527837688pt" svg:height="7.17432851419pt" svg:x="60.25424967237pt" svg:y="63.42290406219pt" svg:viewBox="0 0 11 7" svg:d="M10.7153 3.57287L10.6873 3.37279L10.6595 3.22987L10.6595 3.0298L10.6037 2.8583L10.5479 2.65821L10.4642 2.5153L10.3804 2.31522L10.2688 2.1723L10.1572 2.00081L10.0456 1.82931L9.90606 1.68639L9.73864 1.54348L9.57121 1.37198L9.40379 1.22906L9.23636 1.11474L9.04103 0.97182L8.84569 0.857489L8.65036 0.743157L8.39923 0.628826L8.17599 0.543077L7.95276 0.428745L7.70161 0.371578L7.45048 0.28583L7.22724 0.200081L6.9482 0.171497L6.69705 0.114332L6.41801 0.0571659L6.13897 0.028583L5.88783 0.028583L5.60878 0L5.35765 0L5.0786 0L4.79955 0.028583L4.52052 0.028583L4.26937 0.0571659L3.99033 0.114332L3.73919 0.171497L3.48805 0.200081L3.23691 0.28583L2.98577 0.371578L2.73463 0.428745L2.51139 0.543077L2.28816 0.628826L2.06493 0.743157L1.84169 0.857489L1.64636 0.97182L1.45103 1.11474L1.2836 1.22906L1.11618 1.37198L0.948749 1.54348L0.809228 1.68639L0.669705 1.82931L0.530184 2.00081L0.418566 2.1723L0.306949 2.31522L0.223235 2.5153L0.167426 2.65821L0.0837132 2.8583L0.0558088 3.0298L0.0279044 3.22987L0 3.37279L0 3.57287L0 3.77295L0.0279044 3.94445L0.0558088 4.11594L0.0837132 4.28745L0.167426 4.48753L0.223235 4.65902L0.306949 4.83052L0.418566 4.97343L0.530184 5.14493L0.669705 5.31643L0.809228 5.45934L0.948749 5.60226L1.11618 5.77376L1.2836 5.91668L1.45103 6.031L1.64636 6.17392L1.84169 6.28826L2.06493 6.40258L2.28816 6.51691L2.51139 6.60267L2.73463 6.717L2.98577 6.77417L3.23691 6.85992L3.48805 6.94566L3.73919 6.97424L3.99033 7.03141L4.26937 7.08858L4.52052 7.11716L4.79955 7.14574L5.0786 7.17433L5.35765 7.17433L5.60878 7.17433L5.88783 7.14574L6.13897 7.11716L6.41801 7.08858L6.69705 7.03141L6.9482 6.97424L7.22724 6.94566L7.45048 6.85992L7.70161 6.77417L7.95276 6.717L8.17599 6.60267L8.39923 6.51691L8.65036 6.40258L8.84569 6.28826L9.04103 6.17392L9.23636 6.031L9.40379 5.91668L9.57121 5.77376L9.73864 5.60226L9.90606 5.45934L10.0456 5.31643L10.1572 5.14493L10.2688 4.97343L10.3804 4.83052L10.4642 4.65902L10.5479 4.48753L10.6037 4.28745L10.6595 4.11594L10.6595 3.94445L10.6873 3.77295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7" xml:id="shape-48" draw:id="shape-48" draw:layer="" svg:width="16.60403663861pt" svg:height="8.85975803750pt" svg:x="68.04953876737pt" svg:y="64.44337827099pt" svg:viewBox="0 0 17 9" svg:d="M16.604 4.42988L16.5752 4.19204L16.5464 3.95418L16.5175 3.74607L16.4312 3.50822L16.3158 3.32984L16.2005 3.09199L16.0564 2.88388L15.9122 2.67576L15.7393 2.46765L15.5375 2.25954L15.3358 2.08116L15.1051 1.90277L14.8457 1.72438L14.5862 1.51627L14.298 1.36761L14.0097 1.21896L13.6926 1.07031L13.3755 0.921653L13.0296 0.772999L12.6837 0.654076L12.3377 0.535153L11.963 0.445961L11.5594 0.356769L11.1559 0.267576L10.7811 0.178384L10.3775 0.148654L9.97397 0.0891922L9.54158 0.0297308L9.10918 0.0297308L8.70561 0L8.30204 0L7.86964 0L7.46607 0.0297308L7.03367 0.0297308L6.6301 0.0891922L6.1977 0.148654L5.82295 0.178384L5.41939 0.267576L5.01582 0.356769L4.64107 0.445961L4.26633 0.535153L3.89158 0.654076L3.54567 0.772999L3.19974 0.921653L2.88265 1.07031L2.56556 1.21896L2.2773 1.36761L1.98903 1.51627L1.72959 1.72438L1.47015 1.90277L1.23954 2.08116L1.03775 2.25954L0.83597 2.46765L0.66301 2.67576L0.518877 2.88388L0.374745 3.09199L0.259439 3.32984L0.172959 3.50822L0.0864796 3.74607L0.0288265 3.95418L0 4.19204L0 4.42988L0 4.638L0.0288265 4.87584L0.0864796 5.08396L0.172959 5.3218L0.259439 5.52992L0.374745 5.73804L0.518877 5.94615L0.66301 6.184L0.83597 6.36238L1.03775 6.5705L1.23954 6.77861L1.47015 6.95699L1.72959 7.13538L1.98903 7.31376L2.2773 7.46242L2.56556 7.6408L2.88265 7.78945L3.19974 7.90838L3.54567 8.05703L3.89158 8.17595L4.26633 8.29488L4.64107 8.38407L5.01582 8.503L5.41939 8.56245L5.82295 8.65164L6.1977 8.71111L6.6301 8.77057L7.03367 8.8003L7.46607 8.83003L7.86964 8.83003L8.30204 8.85976L8.70561 8.83003L9.10918 8.83003L9.54158 8.8003L9.97397 8.77057L10.3775 8.71111L10.7811 8.65164L11.1559 8.56245L11.5594 8.503L11.963 8.38407L12.3377 8.29488L12.6837 8.17595L13.0296 8.05703L13.3755 7.90838L13.6926 7.78945L14.0097 7.6408L14.298 7.46242L14.5862 7.31376L14.8457 7.13538L15.1051 6.95699L15.3358 6.77861L15.5375 6.5705L15.7393 6.36238L15.9122 6.184L16.0564 5.94615L16.2005 5.73804L16.3158 5.52992L16.4312 5.3218L16.5175 5.08396L16.5464 4.87584L16.5752 4.638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7" xml:id="shape-49" draw:id="shape-49" draw:layer="" svg:width="10.05439892132pt" svg:height="6.07585397454pt" svg:x="78.25428085537pt" svg:y="56.02446604839pt" svg:viewBox="0 0 10 6" svg:d="M10.0544 3.03792L10.0273 2.86758L10.0003 2.72562L9.97323 2.55526L9.94627 2.4133L9.89216 2.27134L9.81108 2.101L9.73001 1.95904L9.64894 1.81708L9.5138 1.67512L9.40569 1.56155L9.29758 1.41959L9.13541 1.27763L8.97324 1.16407L8.8381 1.0505L8.64891 0.936931L8.45972 0.823362L8.29754 0.709795L8.08132 0.62462L7.8651 0.539445L7.67591 0.454269L7.45968 0.369094L7.21643 0.283918L7.00021 0.227134L6.75696 0.170351L6.5137 0.113567L6.27046 0.0851754L6.02721 0.0567837L5.75693 0.0283918L5.51368 0L5.27043 0L5.02718 0L4.7569 0L4.51365 0L4.24337 0.0283918L4.00012 0.0567837L3.75687 0.0851754L3.51362 0.113567L3.27037 0.170351L3.02711 0.227134L2.81089 0.283918L2.56765 0.369094L2.35142 0.454269L2.16222 0.539445L1.946 0.62462L1.72978 0.709795L1.56762 0.823362L1.37842 0.936931L1.18922 1.0505L1.02706 1.16407L0.891918 1.27763L0.729751 1.41959L0.594613 1.56155L0.486501 1.67512L0.378389 1.81708L0.297306 1.95904L0.216222 2.101L0.13514 2.27134L0.0810835 2.4133L0.0270278 2.55526L0 2.72562L0 2.86758L0 3.03792L0 3.17988L0 3.32184L0.0270278 3.4922L0.0810835 3.63416L0.13514 3.77611L0.216222 3.94646L0.297306 4.06003L0.378389 4.23038L0.486501 4.37234L0.594613 4.48591L0.729751 4.62787L0.891918 4.76983L1.02706 4.8834L1.18922 4.99696L1.37842 5.11053L1.56762 5.22409L1.72978 5.33766L1.946 5.42284L2.16222 5.50801L2.35142 5.59319L2.56765 5.67837L2.81089 5.76354L3.02711 5.82032L3.27037 5.87711L3.51362 5.9339L3.75687 5.96228L4.00012 6.01907L4.24337 6.01907L4.51365 6.04746L4.7569 6.07585L5.02718 6.07585L5.27043 6.07585L5.51368 6.04746L5.75693 6.01907L6.02721 6.01907L6.27046 5.96228L6.5137 5.9339L6.75696 5.87711L7.00021 5.82032L7.21643 5.76354L7.45968 5.67837L7.67591 5.59319L7.8651 5.50801L8.08132 5.42284L8.29754 5.33766L8.45972 5.22409L8.64891 5.11053L8.8381 4.99696L8.97324 4.8834L9.13541 4.76983L9.29758 4.62787L9.40569 4.48591L9.5138 4.37234L9.64894 4.23038L9.73001 4.06003L9.81108 3.94646L9.89216 3.77611L9.94627 3.63416L9.97323 3.4922L10.0003 3.32184L10.0273 3.17988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7" xml:id="shape-50" draw:id="shape-50" draw:layer="" svg:width="10.41363315854pt" svg:height="6.13303156966pt" svg:x="79.95507120337pt" svg:y="60.04966987199pt" svg:viewBox="0 0 10 6" svg:d="M10.4136 3.05226L10.3849 2.90963L10.356 2.73847L10.3271 2.59584L10.2983 2.42469L10.2118 2.28206L10.1541 2.13943L10.0675 1.99681L9.95212 1.82565L9.86559 1.68302L9.7502 1.56892L9.60597 1.42628L9.43289 1.31218L9.28865 1.16955L9.14442 1.05545L8.97134 0.94135L8.76941 0.827246L8.59633 0.713144L8.36556 0.627567L8.16363 0.541989L7.93286 0.456412L7.70208 0.370835L7.47131 0.285258L7.24053 0.228206L7.00976 0.171154L6.75014 0.142628L6.49052 0.0855772L6.23089 0.0570515L5.97127 0.0285258L5.71166 0L5.45204 0L5.19242 0L4.9328 0L4.67317 0L4.41355 0.0285258L4.15393 0.0570515L3.89431 0.0855772L3.63469 0.142628L3.37507 0.171154L3.1443 0.228206L2.88468 0.285258L2.68275 0.370835L2.45198 0.456412L2.22119 0.541989L2.01927 0.627567L1.81734 0.713144L1.58657 0.827246L1.41349 0.94135L1.24041 1.05545L1.06733 1.16955L0.923095 1.31218L0.778863 1.42628L0.634629 1.56892L0.519242 1.68302L0.403855 1.82565L0.317314 1.99681L0.230774 2.13943L0.144234 2.28206L0.0865403 2.42469L0.0576935 2.59584L0.0288468 2.73847L0 2.90963L0 3.05226L0 3.19488L0.0288468 3.36604L0.0576935 3.50866L0.0865403 3.67982L0.144234 3.82244L0.230774 3.96508L0.317314 4.10771L0.403855 4.25033L0.519242 4.42149L0.634629 4.53559L0.778863 4.67822L0.923095 4.79232L1.06733 4.93496L1.24041 5.04906L1.41349 5.16315L1.58657 5.27726L1.81734 5.39136L2.01927 5.47695L2.22119 5.56252L2.45198 5.64809L2.68275 5.73368L2.88468 5.81925L3.1443 5.8763L3.37507 5.93335L3.63469 5.96188L3.89431 6.01893L4.15393 6.04746L4.41355 6.07598L4.67317 6.10451L4.9328 6.13303L5.19242 6.13303L5.45204 6.13303L5.71166 6.10451L5.97127 6.07598L6.23089 6.04746L6.49052 6.01893L6.75014 5.96188L7.00976 5.93335L7.24053 5.8763L7.47131 5.81925L7.70208 5.73368L7.93286 5.64809L8.16363 5.56252L8.36556 5.47695L8.59633 5.39136L8.76941 5.27726L8.97134 5.16315L9.14442 5.04906L9.28865 4.93496L9.43289 4.79232L9.60597 4.67822L9.7502 4.53559L9.86559 4.42149L9.95212 4.25033L10.0675 4.10771L10.1541 3.96508L10.2118 3.82244L10.2983 3.67982L10.3271 3.50866L10.356 3.36604L10.3849 3.19488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7" xml:id="shape-51" draw:id="shape-51" draw:layer="" svg:width="10.41363315854pt" svg:height="10.24083541037pt" svg:x="78.93459699457pt" svg:y="61.41030215039pt" svg:viewBox="0 0 10 10" svg:d="M10.4136 5.12042L10.3849 4.83436L10.356 4.57691L10.3271 4.31946L10.2983 4.09062L10.2118 3.80455L10.1541 3.57572L10.0675 3.31826L9.98097 3.08941L9.86559 2.86057L9.7502 2.63172L9.60597 2.40288L9.46173 2.17404L9.28865 1.9738L9.14442 1.77355L8.97134 1.57331L8.76941 1.40168L8.59633 1.23005L8.36556 1.0298L8.16363 0.886776L7.9617 0.743748L7.70208 0.629325L7.47131 0.514903L7.24053 0.40048L7.00976 0.314663L6.75014 0.20024L6.49052 0.143029L6.23089 0.0858171L5.97127 0.0286057L5.71166 0L5.45204 0L5.19242 0L4.9328 0L4.67317 0L4.41355 0.0286057L4.15393 0.0858171L3.89431 0.143029L3.63469 0.20024L3.37507 0.314663L3.1443 0.40048L2.88468 0.514903L2.68275 0.629325L2.45198 0.743748L2.22119 0.886776L2.01927 1.0298L1.78849 1.23005L1.61542 1.40168L1.41349 1.57331L1.24041 1.77355L1.06733 1.9738L0.923095 2.17404L0.778863 2.40288L0.634629 2.63172L0.519242 2.86057L0.403855 3.08941L0.317314 3.31826L0.230774 3.57572L0.144234 3.80455L0.0865403 4.09062L0.0576935 4.31946L0.0288468 4.57691L0 4.83436L0 5.12042L0 5.37787L0.0288468 5.63532L0.0576935 5.89277L0.0865403 6.15023L0.144234 6.40767L0.230774 6.63652L0.317314 6.89398L0.403855 7.12281L0.519242 7.35166L0.634629 7.60912L0.778863 7.80935L0.923095 8.0382L1.06733 8.23844L1.24041 8.43868L1.41349 8.63892L1.61542 8.81056L1.78849 8.98219L2.01927 9.15382L2.22119 9.32546L2.45198 9.46848L2.68275 9.5829L2.88468 9.69733L3.1443 9.81175L3.37507 9.92617L3.63469 10.012L3.89431 10.0692L4.15393 10.1264L4.41355 10.1837L4.67317 10.2122L4.9328 10.2408L5.19242 10.2408L5.45204 10.2408L5.71166 10.2122L5.97127 10.1837L6.23089 10.1264L6.49052 10.0692L6.75014 10.012L7.00976 9.92617L7.24053 9.81175L7.47131 9.69733L7.70208 9.5829L7.9617 9.46848L8.16363 9.32546L8.36556 9.15382L8.59633 8.98219L8.76941 8.81056L8.97134 8.63892L9.14442 8.43868L9.28865 8.23844L9.46173 8.0382L9.60597 7.80935L9.7502 7.60912L9.86559 7.35166L9.98097 7.12281L10.0675 6.89398L10.1541 6.63652L10.2118 6.40767L10.2983 6.15023L10.3271 5.89277L10.356 5.63532L10.3849 5.37787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7" xml:id="shape-52" draw:id="shape-52" draw:layer="" svg:width="20.39033948592pt" svg:height="10.24083541037pt" svg:x="63.99598843797pt" svg:y="58.37722602979pt" svg:viewBox="0 0 20 10" svg:d="M20.3903 5.09181L20.3625 4.83436L20.3346 4.57691L20.2788 4.31946L20.1672 4.09062L20.0557 3.83316L19.9162 3.57572L19.7489 3.31826L19.5536 3.08941L19.3305 2.83197L19.0794 2.63172L18.8283 2.40288L18.5494 2.17404L18.2426 1.9738L17.9079 1.77355L17.5731 1.57331L17.2105 1.40168L16.82 1.20144L16.4295 1.05841L16.011 0.915382L15.5647 0.772354L15.1464 0.629325L14.6722 0.514903L14.1979 0.40048L13.7238 0.314663L13.2217 0.20024L12.7474 0.143029L12.2454 0.0858171L11.7154 0.0286057L11.2133 0.0286057L10.6834 0L10.1812 0L9.67916 0L9.14917 0.0286057L8.64709 0.0286057L8.1171 0.0858171L7.61502 0.143029L7.11293 0.20024L6.61084 0.314663L6.16454 0.40048L5.69034 0.514903L5.21615 0.629325L4.79774 0.772354L4.35144 0.915382L3.93303 1.05841L3.54251 1.20144L3.152 1.40168L2.78938 1.57331L2.42676 1.77355L2.09204 1.9738L1.7852 2.17404L1.53417 2.40288L1.28312 2.63172L1.03208 2.83197L0.808921 3.08941L0.613664 3.31826L0.446302 3.57572L0.306832 3.83316L0.167363 4.09062L0.0836815 4.31946L0.0278938 4.57691L0 4.83436L0 5.09181L0 5.34926L0.0278938 5.60672L0.0836815 5.86417L0.167363 6.12162L0.306832 6.37907L0.446302 6.63652L0.613664 6.89398L0.808921 7.12281L1.03208 7.35166L1.28312 7.58051L1.53417 7.80935L1.7852 8.0382L2.09204 8.23844L2.42676 8.43868L2.78938 8.63892L3.152 8.81056L3.54251 8.98219L3.93303 9.15382L4.35144 9.29685L4.79774 9.43988L5.21615 9.5829L5.69034 9.69733L6.16454 9.81175L6.61084 9.89756L7.11293 9.98339L7.61502 10.0692L8.1171 10.1264L8.64709 10.155L9.14917 10.1837L9.67916 10.2122L10.1812 10.2408L10.6834 10.2122L11.2133 10.1837L11.7154 10.155L12.2454 10.1264L12.7474 10.0692L13.2217 9.98339L13.7238 9.89756L14.1979 9.81175L14.6722 9.69733L15.1464 9.5829L15.5647 9.43988L16.011 9.29685L16.4295 9.15382L16.82 8.98219L17.2105 8.81056L17.5731 8.63892L17.9079 8.43868L18.2426 8.23844L18.5494 8.0382L18.8283 7.80935L19.0794 7.58051L19.3305 7.35166L19.5536 7.12281L19.7489 6.89398L19.9162 6.63652L20.0557 6.37907L20.1672 6.12162L20.2788 5.86417L20.3346 5.60672L20.3625 5.34926Z" calligra:nodeTypes="ccccccccccccccccccccccccccccccccccccccccccccccccccccccccccccccccccccccccccccccccccccccccccccccccccccccccccccccccccccccccccccc">
            <draw:glue-point draw:id="4" svg:x="0.50000000000pt" svg:y="0.50000000000pt" draw:align="center"/>
            <draw:glue-point draw:id="5" svg:x="0.50000000000pt" svg:y="0.50000000000pt" draw:align="center"/>
          </draw:path>
          <draw:path draw:style-name="gr7" xml:id="shape-53" draw:id="shape-53" draw:layer="" svg:width="13.89318537320pt" svg:height="4.10781723443pt" svg:x="69.21174550517pt" svg:y="53.67170606699pt" svg:viewBox="0 0 14 4" svg:d="M6.96067 4.10782L13.8932 3.16644L13.7804 2.96675L13.6959 2.76708L13.555 2.59591L13.4141 2.39623L13.2732 2.19654L13.1041 2.02539L12.9069 1.8257L12.7095 1.68306L12.4841 1.5119L12.2305 1.34074L12.005 1.19812L11.7514 1.05548L11.4696 0.912848L11.1878 0.798742L10.9059 0.684637L10.596 0.57053L10.286 0.456424L9.97602 0.370845L9.63786 0.285266L9.29968 0.228212L8.96151 0.142632L8.62335 0.114106L8.25699 0.057053L7.91882 0L7.55247 0L7.21431 0L6.84795 0L6.4816 0L6.11524 0L5.77708 0.0285266L5.41073 0.057053L5.07255 0.142632L4.7062 0.171159L4.39622 0.256739L4.05805 0.342318L3.74806 0.427898L3.40988 0.542003L3.12808 0.627583L2.81809 0.741689L2.5081 0.884322L2.25447 1.02696L1.97266 1.16959L1.74722 1.31222L1.49359 1.45485L1.29632 1.62601L1.07087 1.79717L0.873607 1.96833L0.704521 2.13948L0.535436 2.33917L0.394532 2.51033L0.281809 2.71002L0.169085 2.9097L0.0563617 3.10939L0 3.30908Z" calligra:nodeTypes="ccccccccccccccccccccccccccccccccccccccccccccccccccccccccc">
            <draw:glue-point draw:id="4" svg:x="0.50000000000pt" svg:y="0.50000000000pt" draw:align="center"/>
            <draw:glue-point draw:id="5" svg:x="0.50000000000pt" svg:y="0.50000000000pt" draw:align="center"/>
          </draw:path>
          <draw:path draw:style-name="gr6" xml:id="shape-54" draw:id="shape-54" draw:layer="" svg:width="13.89318537320pt" svg:height="3.60406961372pt" svg:x="69.21174550517pt" svg:y="53.67170606699pt" svg:viewBox="0 0 14 4" svg:d="M13.8932 3.45005L13.8086 3.20362L13.6959 2.98799L13.5832 2.80316L13.4141 2.58755L13.2732 2.37192L13.1041 2.18709L12.9069 2.00226L12.7095 1.81744L12.4841 1.63261L12.2587 1.44779L12.0332 1.29377L11.7514 1.13975L11.4696 0.98573L11.1878 0.862513L10.9059 0.739297L10.6242 0.616082L10.286 0.492865L9.97602 0.400453L9.63786 0.30804L9.29968 0.246433L8.96151 0.15402L8.62335 0.123216L8.25699 0.0616082L7.91882 0L7.55247 0L7.21431 0L6.84795 0L6.4816 0L6.11524 0L5.77708 0.0616082L5.41073 0.0924122L5.07255 0.15402L4.7062 0.184824L4.39622 0.277236L4.05805 0.369649L3.74806 0.46206L3.40988 0.585277L3.12808 0.708493L2.81809 0.831709L2.5081 0.954926L2.25447 1.10894L1.97266 1.26296L1.74722 1.41698L1.49359 1.57101L1.29632 1.75583L1.07087 1.94066L0.873607 2.12548L0.704521 2.34111L0.535436 2.52594L0.394532 2.71075L0.281809 2.92638L0.169085 3.14201L0.0563617 3.38845L0 3.60407" calligra:nodeTypes="ccccccccccccccccccccccccccccccccccccccccccccccccccccccc">
            <draw:glue-point draw:id="4" svg:x="0.50000000000pt" svg:y="0.50000000000pt" draw:align="center"/>
            <draw:glue-point draw:id="5" svg:x="0.50000000000pt" svg:y="0.50000000000pt" draw:align="center"/>
          </draw:path>
          <draw:path draw:style-name="gr7" xml:id="shape-55" draw:id="shape-55" draw:layer="" svg:width="8.08890314696pt" svg:height="4.48190169194pt" svg:x="61.61488195077pt" svg:y="55.68430797879pt" svg:viewBox="0 0 8 4" svg:d="M4.9819 3.78827L8.0889 0.800339L7.87463 0.693627L7.68714 0.586915L7.44607 0.480203L7.25859 0.40017L7.01752 0.320135L6.80325 0.240102L6.5354 0.160068L6.29434 0.13339L6.05329 0.0800339L5.81222 0.026678L5.57116 0L5.33011 0L5.08904 0L4.8212 0L4.58014 0L4.3123 0.026678L4.07123 0.053356L3.83018 0.0800339L3.56233 0.13339L3.34805 0.213424L3.107 0.26678L2.89272 0.346813L2.65166 0.426847L2.43738 0.506882L2.22311 0.640272L2.00883 0.746983L1.82134 0.853695L1.63385 0.987087L1.44636 1.12048L1.28566 1.22719L1.09816 1.38725L0.937456 1.54732L0.803533 1.70739L0.696396 1.86745L0.562474 2.02752L0.455336 2.21428L0.348197 2.37434L0.267844 2.56109L0.187492 2.74783L0.107138 2.93458L0.0803533 3.12132L0.0267844 3.30806L0 3.52149L0 3.68156L0 3.89499L0 4.08173L0.0267844 4.26847L0.0803533 4.4819Z" calligra:nodeTypes="ccccccccccccccccccccccccccccccccccccccccccccccccccc">
            <draw:glue-point draw:id="4" svg:x="0.50000000000pt" svg:y="0.50000000000pt" draw:align="center"/>
            <draw:glue-point draw:id="5" svg:x="0.50000000000pt" svg:y="0.50000000000pt" draw:align="center"/>
          </draw:path>
          <draw:path draw:style-name="gr6" xml:id="shape-56" draw:id="shape-56" draw:layer="" svg:width="8.08890314696pt" svg:height="4.42838365907pt" svg:x="61.61488195077pt" svg:y="55.68430797879pt" svg:viewBox="0 0 8 4" svg:d="M8.0889 0.795518L7.90141 0.689449L7.68714 0.58338L7.44607 0.477311L7.25859 0.397759L7.01752 0.29169L6.77647 0.238656L6.5354 0.159104L6.29434 0.132586L6.05329 0.0530345L5.81222 0.0265173L5.57116 0L5.30332 0L5.08904 0L4.8212 0L4.58014 0L4.3123 0.0265173L4.07123 0.0530345L3.83018 0.0795518L3.58911 0.132586L3.34805 0.185621L3.107 0.265173L2.89272 0.344725L2.65166 0.424276L2.43738 0.530345L2.22311 0.609898L2.03562 0.715967L1.82134 0.848553L1.63385 0.954618L1.44636 1.08721L1.28566 1.21979L1.12495 1.3789L0.964245 1.538L0.830318 1.6971L0.696396 1.85621L0.562474 2.01531L0.455336 2.20093L0.348197 2.36003L0.267844 2.54566L0.187492 2.73128L0.133922 2.9169L0.0803533 3.10252L0.0267844 3.28814L0 3.47377L0 3.65938L0 3.87152L0 4.05715L0.0267844 4.24276L0.0803533 4.42838" calligra:nodeTypes="ccccccccccccccccccccccccccccccccccccccccccccccccc">
            <draw:glue-point draw:id="4" svg:x="0.50000000000pt" svg:y="0.50000000000pt" draw:align="center"/>
            <draw:glue-point draw:id="5" svg:x="0.50000000000pt" svg:y="0.50000000000pt" draw:align="center"/>
          </draw:path>
          <draw:path draw:style-name="gr7" xml:id="shape-57" draw:id="shape-57" draw:layer="" svg:width="9.25695317047pt" svg:height="3.66105964945pt" svg:x="60.28259617817pt" svg:y="66.71109873499pt" svg:viewBox="0 0 9 4" svg:d="M5.64588 0.107678L0 0L0 0.161517L0 0.349954L0.0286593 0.538391L0.0573186 0.699908L0.114637 0.888344L0.171955 1.04986L0.286593 1.2383L0.372571 1.39982L0.487209 1.56134L0.601846 1.72285L0.745142 1.88437L0.917098 2.04588L1.06039 2.18048L1.23235 2.342L1.43297 2.4766L1.63358 2.58428L1.8342 2.71888L2.03481 2.82655L2.29275 2.96115L2.52202 3.06883L2.75129 3.14958L3.00923 3.23035L3.26716 3.3111L3.5251 3.39186L3.81169 3.4457L4.06962 3.49954L4.35622 3.55338L4.64281 3.5803L4.9294 3.60722L5.21599 3.63414L5.50259 3.66106L5.78918 3.66106L6.07577 3.63414L6.36237 3.60722L6.64896 3.5803L6.93556 3.55338L7.19349 3.49954L7.48008 3.4457L7.76667 3.39186L8.02461 3.3111L8.25388 3.23035L8.51182 3.14958L8.76975 3.06883L8.99903 2.96115L9.25695 2.85348Z" calligra:nodeTypes="cccccccccccccccccccccccccccccccccccccccccccccccc">
            <draw:glue-point draw:id="4" svg:x="0.50000000000pt" svg:y="0.50000000000pt" draw:align="center"/>
            <draw:glue-point draw:id="5" svg:x="0.50000000000pt" svg:y="0.50000000000pt" draw:align="center"/>
          </draw:path>
          <draw:path draw:style-name="gr6" xml:id="shape-58" draw:id="shape-58" draw:layer="" svg:width="9.25695317047pt" svg:height="3.66105964945pt" svg:x="60.28259617817pt" svg:y="66.71109873499pt" svg:viewBox="0 0 9 4" svg:d="M0 0L0 0.161517L0 0.349954L0.0286593 0.511471L0.0573186 0.699908L0.114637 0.888344L0.171955 1.04986L0.286593 1.2383L0.372571 1.39982L0.487209 1.56134L0.601846 1.72285L0.745142 1.88437L0.888439 2.04588L1.06039 2.18048L1.23235 2.342L1.43297 2.4766L1.60492 2.61119L1.8342 2.71888L2.03481 2.82655L2.26408 2.96115L2.49336 3.06883L2.75129 3.14958L3.00923 3.25727L3.26716 3.3111L3.5251 3.39186L3.81169 3.4457L4.06962 3.49954L4.35622 3.52646L4.64281 3.5803L4.9294 3.60722L5.21599 3.63414L5.50259 3.66106L5.78918 3.66106L6.07577 3.63414L6.36237 3.60722L6.64896 3.5803L6.93556 3.52646L7.19349 3.49954L7.48008 3.4457L7.73801 3.39186L8.02461 3.3111L8.25388 3.25727L8.51182 3.14958L8.76975 3.06883L8.99903 2.96115L9.25695 2.82655" calligra:nodeTypes="cccccccccccccccccccccccccccccccccccccccccccccc">
            <draw:glue-point draw:id="4" svg:x="0.50000000000pt" svg:y="0.50000000000pt" draw:align="center"/>
            <draw:glue-point draw:id="5" svg:x="0.50000000000pt" svg:y="0.50000000000pt" draw:align="center"/>
          </draw:path>
          <draw:path draw:style-name="gr7" xml:id="shape-59" draw:id="shape-59" draw:layer="" svg:width="7.11704516636pt" svg:height="3.99371978481pt" svg:x="81.71255456297pt" svg:y="56.02446604839pt" svg:viewBox="0 0 7 4" svg:d="M1.7935 3.00935L6.8039 3.99372L6.88929 3.82497L6.9747 3.68434L7.00317 3.54372L7.06011 3.37498L7.08858 3.23435L7.11705 3.09373L7.11705 2.92498L7.08858 2.75622L7.06011 2.6156L7.00317 2.44686L6.94623 2.30623L6.88929 2.16561L6.8039 1.99686L6.71849 1.85623L6.60461 1.71561L6.46228 1.60311L6.34841 1.46249L6.20606 1.32186L6.03525 1.20937L5.86444 1.06874L5.69363 0.956242L5.52283 0.843743L5.29508 0.731244L5.09581 0.646869L4.89653 0.534371L4.66878 0.478121L4.44104 0.393746L4.18482 0.309373L3.95707 0.253123L3.70087 0.196873L3.44465 0.140623L3.18844 0.0843743L2.93222 0.0562496L2.64754 0.0281248L2.39133 0L2.10664 0L1.82196 0L1.56575 0L1.30953 0L1.02485 0.0281248L0.768641 0.0562496L0.512427 0.0843743L0.256214 0.1125L0 0.168748Z" calligra:nodeTypes="ccccccccccccccccccccccccccccccccccccccccccccccc">
            <draw:glue-point draw:id="4" svg:x="0.50000000000pt" svg:y="0.50000000000pt" draw:align="center"/>
            <draw:glue-point draw:id="5" svg:x="0.50000000000pt" svg:y="0.50000000000pt" draw:align="center"/>
          </draw:path>
          <draw:path draw:style-name="gr6" xml:id="shape-60" draw:id="shape-60" draw:layer="" svg:width="7.11704516636pt" svg:height="3.99371978481pt" svg:x="81.71255456297pt" svg:y="56.02446604839pt" svg:viewBox="0 0 7 4" svg:d="M6.83236 3.99372L6.88929 3.82497L6.9747 3.68434L7.03164 3.54372L7.06011 3.37498L7.08858 3.23435L7.11705 3.0656L7.11705 2.92498L7.08858 2.75622L7.06011 2.6156L7.00317 2.44686L6.9747 2.30623L6.88929 2.16561L6.8039 1.99686L6.71849 1.85623L6.60461 1.71561L6.46228 1.57499L6.34841 1.46249L6.20606 1.32186L6.06372 1.18124L5.89292 1.06874L5.69363 0.956242L5.49436 0.843743L5.32355 0.759369L5.09581 0.646869L4.89653 0.534371L4.66878 0.478121L4.44104 0.365622L4.21329 0.309373L3.95707 0.224998L3.70087 0.196873L3.44465 0.140623L3.18844 0.0843743L2.93222 0.0562496L2.64754 0.0281248L2.39133 0L2.10664 0L1.82196 0L1.56575 0L1.28107 0L1.02485 0.0281248L0.768641 0.0562496L0.512427 0.0843743L0.227745 0.1125L0 0.168748" calligra:nodeTypes="ccccccccccccccccccccccccccccccccccccccccccccc">
            <draw:glue-point draw:id="4" svg:x="0.50000000000pt" svg:y="0.50000000000pt" draw:align="center"/>
            <draw:glue-point draw:id="5" svg:x="0.50000000000pt" svg:y="0.50000000000pt" draw:align="center"/>
          </draw:path>
          <draw:path draw:style-name="gr7" xml:id="shape-61" draw:id="shape-61" draw:layer="" svg:width="5.57324789124pt" svg:height="3.60406961372pt" svg:x="84.37712610817pt" svg:y="61.12683709239pt" svg:viewBox="0 0 6 4" svg:d="M0 2.15629L5.11108 3.60407L5.21982 3.38845L5.30137 3.20362L5.38294 3.01879L5.46449 2.83397L5.49168 2.61835L5.51887 2.43352L5.57325 2.21789L5.57325 2.03307L5.51887 1.81744L5.49168 1.63261L5.43732 1.44779L5.38294 1.23216L5.30137 1.04734L5.19263 0.862513L5.08389 0.677689L4.97514 0.492865L4.81202 0.30804L4.6489 0.15402L4.48578 0Z" calligra:nodeTypes="cccccccccccccccccccccc">
            <draw:glue-point draw:id="4" svg:x="0.50000000000pt" svg:y="0.50000000000pt" draw:align="center"/>
            <draw:glue-point draw:id="5" svg:x="0.50000000000pt" svg:y="0.50000000000pt" draw:align="center"/>
          </draw:path>
          <draw:path draw:style-name="gr6" xml:id="shape-62" draw:id="shape-62" draw:layer="" svg:width="1.22215647945pt" svg:height="3.60406961372pt" svg:x="89.05429956517pt" svg:y="61.12683709239pt" svg:viewBox="0 0 1 4" svg:d="M0.672189 3.60407L0.824959 3.41925L0.947174 3.20362L1.00828 3.01879L1.06939 2.83397L1.1305 2.64914L1.16105 2.43352L1.22216 2.21789L1.22216 2.03307L1.16105 1.81744L1.1305 1.63261L1.06939 1.44779L0.977729 1.23216L0.91662 1.04734L0.824959 0.862513L0.672189 0.677689L0.519418 0.523669L0.366648 0.30804L0.15277 0.15402L0 0" calligra:nodeTypes="cccccccccccccccccccc">
            <draw:glue-point draw:id="4" svg:x="0.50000000000pt" svg:y="0.50000000000pt" draw:align="center"/>
            <draw:glue-point draw:id="5" svg:x="0.50000000000pt" svg:y="0.50000000000pt" draw:align="center"/>
          </draw:path>
          <draw:path draw:style-name="gr7" xml:id="shape-63" draw:id="shape-63" draw:layer="" svg:width="6.89021776329pt" svg:height="6.55686909131pt" svg:x="82.47791021957pt" svg:y="65.09534790439pt" svg:viewBox="0 0 7 7" svg:d="M1.68055 1.47529L0 6.25635L0.224072 6.33831L0.504163 6.42027L0.756243 6.47491L1.00833 6.50224L1.28842 6.52956L1.5405 6.55687L1.79258 6.55687L2.07266 6.52956L2.35276 6.50224L2.60484 6.47491L2.88493 6.42027L3.13701 6.33831L3.38909 6.25635L3.64118 6.17439L3.89326 6.0651L4.11733 5.95583L4.3414 5.81923L4.56547 5.68263L4.78955 5.54602L4.98561 5.3821L5.20968 5.21818L5.40575 5.02693L5.57379 4.8357L5.74185 4.64445L5.90991 4.42589L6.04996 4.20732L6.18999 3.98877L6.33004 3.7702L6.44207 3.52432L6.52611 3.30576L6.63814 3.05987L6.69415 2.78667L6.77819 2.54079L6.80619 2.29491L6.86221 2.04902L6.86221 1.77582L6.89022 1.52994L6.86221 1.25674L6.86221 1.01085L6.8342 0.737649L6.77819 0.491765L6.72217 0.245883L6.63814 0Z" calligra:nodeTypes="cccccccccccccccccccccccccccccccccccccccccccccc">
            <draw:glue-point draw:id="4" svg:x="0.50000000000pt" svg:y="0.50000000000pt" draw:align="center"/>
            <draw:glue-point draw:id="5" svg:x="0.50000000000pt" svg:y="0.50000000000pt" draw:align="center"/>
          </draw:path>
          <draw:path draw:style-name="gr6" xml:id="shape-64" draw:id="shape-64" draw:layer="" svg:width="6.94658272483pt" svg:height="6.55686909131pt" svg:x="82.47791021957pt" svg:y="65.09534790439pt" svg:viewBox="0 0 7 7" svg:d="M0 6.25635L0.253115 6.36564L0.506228 6.39295L0.787467 6.47491L1.01245 6.50224L1.2937 6.52956L1.54681 6.55687L1.82804 6.55687L2.08116 6.52956L2.3624 6.50224L2.61551 6.47491L2.89675 6.39295L3.17799 6.36564L3.4311 6.28367L3.6561 6.17439L3.93733 6.0651L4.13421 5.95583L4.38731 5.81923L4.61231 5.68263L4.8373 5.54602L5.03416 5.3821L5.23103 5.21818L5.4279 5.02693L5.62477 4.8357L5.79351 4.64445L5.93413 4.42589L6.10287 4.23465L6.24349 3.98877L6.38411 3.7702L6.4966 3.52432L6.58098 3.30576L6.66534 3.05987L6.74972 2.81399L6.80596 2.56811L6.86222 2.29491L6.91846 2.04902L6.91846 1.77582L6.94658 1.52994L6.94658 1.25674L6.91846 1.01085L6.89034 0.764969L6.83408 0.491765L6.77784 0.245883L6.69346 0" calligra:nodeTypes="cccccccccccccccccccccccccccccccccccccccccccc">
            <draw:glue-point draw:id="4" svg:x="0.50000000000pt" svg:y="0.50000000000pt" draw:align="center"/>
            <draw:glue-point draw:id="5" svg:x="0.50000000000pt" svg:y="0.50000000000pt" draw:align="center"/>
          </draw:path>
          <draw:path draw:style-name="gr7" xml:id="shape-65" draw:id="shape-65" draw:layer="" svg:width="3.50015340220pt" svg:height="6.77973300496pt" svg:x="58.21330125477pt" svg:y="60.41817444739pt" svg:viewBox="0 0 4 7" svg:d="M3.50015 3.53987L3.2633 0L3.07908 0L2.92118 0.0299989L2.71065 0.0599977L2.55275 0.119995L2.39484 0.179993L2.21062 0.209992L2.05272 0.299989L1.92114 0.359986L1.73692 0.449982L1.60534 0.539979L1.44744 0.659975L1.28953 0.749971L1.15795 0.869966L1.02636 0.989962L0.921093 1.10996L0.789508 1.25996L0.684241 1.40994L0.60529 1.55994L0.500022 1.70993L0.394754 1.85993L0.315803 2.00992L0.26317 2.15992L0.184219 2.3399L0.131585 2.5199L0.0789508 2.6999L0.0526338 2.87988L0.026317 3.05988L0 3.23988L0 3.38987L0 3.56986L0 3.77986L0 3.92985L0.026317 4.13984L0.0526338 4.28983L0.105267 4.46983L0.157901 4.64982L0.210535 4.79981L0.26317 4.97981L0.368437 5.1298L0.421071 5.30979L0.526338 5.45979L0.631606 5.60978L0.736874 5.75978L0.842142 5.87977L0.973722 6.02977L1.10531 6.14976L1.21058 6.26976L1.34216 6.38975L1.50006 6.47975L1.63165 6.59975L1.78955 6.68974L1.94745 6.77973Z" calligra:nodeTypes="ccccccccccccccccccccccccccccccccccccccccccccccccccccccc">
            <draw:glue-point draw:id="4" svg:x="0.50000000000pt" svg:y="0.50000000000pt" draw:align="center"/>
            <draw:glue-point draw:id="5" svg:x="0.50000000000pt" svg:y="0.50000000000pt" draw:align="center"/>
          </draw:path>
          <draw:path draw:style-name="gr6" xml:id="shape-66" draw:id="shape-66" draw:layer="" svg:width="4.05217325615pt" svg:height="6.77973300496pt" svg:x="58.21330125477pt" svg:y="60.41817444739pt" svg:viewBox="0 0 4 7" svg:d="M4.05217 0L3.79075 0.0299989L3.59467 0.0299989L3.36591 0.0599977L3.16985 0.0899965L2.94109 0.149994L2.74502 0.209992L2.58162 0.299989L2.38556 0.389985L2.1568 0.449982L1.99341 0.539979L1.79733 0.629976L1.63395 0.749971L1.43787 0.869966L1.30716 0.989962L1.14376 1.10996L1.01304 1.25996L0.84965 1.40994L0.751613 1.55994L0.620897 1.70993L0.490183 1.85993L0.392146 2.00992L0.326788 2.15992L0.228751 2.3399L0.163395 2.5199L0.0980364 2.6999L0.0653576 2.87988L0.0326788 3.05988L0 3.23988L0 3.41986L0 3.56986L0 3.77986L0.0326788 3.95984L0.0326788 4.13984L0.0653576 4.31984L0.130716 4.46983L0.196072 4.64982L0.294109 4.79981L0.326788 5.00981L0.424825 5.1598L0.522861 5.30979L0.653576 5.45979L0.784292 5.60978L0.915007 5.75978L1.04572 5.90977L1.20911 6.02977L1.37251 6.14976L1.50322 6.29976L1.66662 6.38975L1.86269 6.50974L2.02609 6.59975L2.22216 6.68974L2.41823 6.77973" calligra:nodeTypes="ccccccccccccccccccccccccccccccccccccccccccccccccccccc">
            <draw:glue-point draw:id="4" svg:x="0.50000000000pt" svg:y="0.50000000000pt" draw:align="center"/>
            <draw:glue-point draw:id="5" svg:x="0.50000000000pt" svg:y="0.50000000000pt" draw:align="center"/>
          </draw:path>
          <draw:path draw:style-name="gr7" xml:id="shape-67" draw:id="shape-67" draw:layer="" svg:width="15.02632061800pt" svg:height="3.44731842090pt" svg:x="68.10623177897pt" svg:y="69.17724473959pt" svg:viewBox="0 0 15 3" svg:d="M7.65028 0L0 0.339509L0.0274204 0.522321L0.109681 0.679018L0.191942 0.835714L0.301624 1.01853L0.411306 1.20134L0.575827 1.35803L0.74035 1.51473L0.904872 1.64531L1.09681 1.80201L1.31618 1.9587L1.53554 2.08928L1.78232 2.21987L2.05653 2.35045L2.33073 2.48103L2.60493 2.58549L2.90656 2.71607L3.2356 2.82053L3.56465 2.89889L3.89369 2.97723L4.25016 3.0817L4.60662 3.16004L4.96308 3.21228L5.31955 3.26451L5.70343 3.31674L6.08732 3.36898L6.47121 3.39509L6.82767 3.4212L7.23897 3.4212L7.62286 3.44732L8.00675 3.44732L8.39063 3.4212L8.80193 3.39509L9.18582 3.36898L9.56971 3.31674L9.92616 3.29062L10.31 3.21228L10.6666 3.16004L11.023 3.0817L11.3794 3.00335L11.7085 2.925L12.0375 2.82053L12.3392 2.71607L12.6682 2.61161L12.9424 2.50714L13.2166 2.37656L13.4634 2.24598L13.7102 2.1154L13.9569 1.98482L14.1763 1.82812L14.3957 1.69754L14.5602 1.51473L14.7247 1.38415L14.8893 1.20134L15.0263 1.04464Z" calligra:nodeTypes="ccccccccccccccccccccccccccccccccccccccccccccccccccccccccc">
            <draw:glue-point draw:id="4" svg:x="0.50000000000pt" svg:y="0.50000000000pt" draw:align="center"/>
            <draw:glue-point draw:id="5" svg:x="0.50000000000pt" svg:y="0.50000000000pt" draw:align="center"/>
          </draw:path>
          <draw:path draw:style-name="gr6" xml:id="shape-68" draw:id="shape-68" draw:layer="" svg:width="15.08136368580pt" svg:height="3.66648049349pt" svg:x="68.10623177897pt" svg:y="69.54574931499pt" svg:viewBox="0 0 15 4" svg:d="M0 0L0.0274706 0.186432L0.109882 0.403935L0.192294 0.590365L0.302177 0.776797L0.412059 0.9943L0.576882 1.18073L0.741706 1.36717L0.906529 1.55359L1.12629 1.70896L1.31858 1.89538L1.56583 2.05074L1.78559 2.23717L2.0603 2.39253L2.36247 2.51682L2.63718 2.67218L2.93935 2.79647L3.24152 2.92076L3.59865 3.04505L3.90082 3.13825L4.25794 3.23147L4.61506 3.32469L4.99965 3.38683L5.35676 3.44898L5.74135 3.51112L6.12594 3.57326L6.48306 3.60434L6.86765 3.6354L7.25224 3.66648L7.66429 3.66648L8.04888 3.66648L8.43347 3.6354L8.84553 3.60434L9.20264 3.57326L9.58723 3.51112L9.97178 3.48005L10.3564 3.38683L10.7135 3.32469L11.0706 3.26255L11.4003 3.13825L11.7299 3.04505L12.087 2.92076L12.3892 2.79647L12.6914 2.67218L12.9936 2.5479L13.2683 2.39253L13.5155 2.23717L13.7627 2.08182L14.01 1.92646L14.2297 1.74002L14.4495 1.58467L14.5869 1.39823L14.7791 1.2118L14.9165 1.02537L15.0814 0.838941" calligra:nodeTypes="ccccccccccccccccccccccccccccccccccccccccccccccccccccccc">
            <draw:glue-point draw:id="4" svg:x="0.50000000000pt" svg:y="0.50000000000pt" draw:align="center"/>
            <draw:glue-point draw:id="5" svg:x="0.50000000000pt" svg:y="0.50000000000pt" draw:align="center"/>
          </draw:path>
          <draw:glue-point draw:id="4" svg:x="-26.9401%" svg:y="-50%"/>
          <draw:glue-point draw:id="5" svg:x="48.21%" svg:y="-50%"/>
          <draw:glue-point draw:id="6" svg:x="10.63%" svg:y="-50%"/>
          <draw:glue-point draw:id="7" svg:x="-50%" svg:y="50%"/>
          <draw:glue-point draw:id="8" svg:x="31.65%" svg:y="50%"/>
          <draw:glue-point draw:id="9" svg:x="-9.1801%" svg:y="50%"/>
          <draw:glue-point draw:id="10" svg:x="50%" svg:y="11.32%"/>
          <draw:glue-point draw:id="11" svg:x="50%" svg:y="25%"/>
          <draw:glue-point draw:id="12" svg:x="13.05%" svg:y="4.54%"/>
          <draw:glue-point draw:id="13" svg:x="0.50000000000pt" svg:y="0.50000000000pt" draw:align="center"/>
        </draw:g>
        <draw:connector draw:style-name="gr12" xml:id="shape-69" draw:id="shape-69" draw:layer="" draw:type="standard" draw:start-shape="shape-7" draw:start-glue-point="4" draw:end-shape="shape-36" draw:end-glue-point="4" svg:d="M77.9647 5.76998L77.9647 25.5531L48.9969 25.5531L48.9969 0L20.0291 0L0 0" svg:viewBox="0 0 78 26"/>
        <draw:g draw:style-name="gr1" xml:id="shape-70" draw:id="shape-70" svg:y="56.77413709670pt">
          <draw:rect draw:style-name="gr13" xml:id="shape-71" draw:id="shape-71" draw:layer="" svg:width="131.77955150327pt" svg:height="34.96970443074pt" svg:x="341.11290903395pt" svg:y="59.60878767670pt">
            <draw:glue-point draw:id="4" svg:x="0.50000000000pt" svg:y="0.50000000000pt" draw:align="center"/>
            <draw:glue-point draw:id="5" svg:x="0.50000000000pt" svg:y="0.50000000000pt" draw:align="center"/>
          </draw:rect>
          <draw:rect draw:style-name="gr14" xml:id="shape-72" draw:id="shape-72" draw:layer="" svg:width="131.77955150327pt" svg:height="34.96970443074pt" svg:x="341.11290903395pt" svg:y="59.60878767670pt">
            <draw:glue-point draw:id="4" svg:x="0.50000000000pt" svg:y="0.50000000000pt" draw:align="center"/>
            <draw:glue-point draw:id="5" svg:x="0.50000000000pt" svg:y="0.50000000000pt" draw:align="center"/>
            <text:p text:style-name="P1">index.html</text:p>
          </draw:rect>
          <draw:glue-point draw:id="4" svg:x="-50%" svg:y="-50%"/>
          <draw:glue-point draw:id="5" svg:x="50%" svg:y="50%"/>
          <draw:glue-point draw:id="6" svg:x="-50%" svg:y="50%"/>
          <draw:glue-point draw:id="7" svg:x="-50%" svg:y="0%"/>
          <draw:glue-point draw:id="8" svg:x="50%" svg:y="-50%"/>
          <draw:glue-point draw:id="9" svg:x="50%" svg:y="0%"/>
          <draw:glue-point draw:id="10" svg:x="0%" svg:y="50%"/>
          <draw:glue-point draw:id="11" svg:x="0%" svg:y="-50%"/>
          <draw:glue-point draw:id="12" svg:x="-50%" svg:y="-50%"/>
          <draw:glue-point draw:id="13" svg:x="50%" svg:y="50%"/>
          <draw:glue-point draw:id="14" svg:x="-50%" svg:y="50%"/>
          <draw:glue-point draw:id="15" svg:x="-50%" svg:y="0%"/>
          <draw:glue-point draw:id="16" svg:x="50%" svg:y="-50%"/>
          <draw:glue-point draw:id="17" svg:x="50%" svg:y="0%"/>
          <draw:glue-point draw:id="18" svg:x="0%" svg:y="50%"/>
          <draw:glue-point draw:id="19" svg:x="0%" svg:y="-50%"/>
          <draw:glue-point draw:id="20" svg:x="0%" svg:y="0%"/>
        </draw:g>
        <draw:connector draw:style-name="gr12" xml:id="shape-73" draw:id="shape-73" draw:layer="" draw:type="standard" draw:start-shape="shape-72" draw:start-glue-point="3" draw:end-shape="shape-5" draw:end-glue-point="1" svg:d="M68.294 21.9266L48.3879 21.9266L34.147 21.9266L34.147 0L19.906 0L0 0" svg:viewBox="0 0 68 22"/>
        <draw:g draw:style-name="gr1" xml:id="shape-74" draw:id="shape-74" svg:y="166.06483908752pt">
          <draw:rect draw:style-name="gr13" xml:id="shape-75" draw:id="shape-75" draw:layer="" svg:width="148.59350565570pt" svg:height="38.12232083433pt" svg:x="331.65505982320pt" svg:y="168.89948966752pt">
            <draw:glue-point draw:id="4" svg:x="0.50000000000pt" svg:y="0.50000000000pt" draw:align="center"/>
            <draw:glue-point draw:id="5" svg:x="0.50000000000pt" svg:y="0.50000000000pt" draw:align="center"/>
          </draw:rect>
          <draw:rect draw:style-name="gr14" xml:id="shape-76" draw:id="shape-76" draw:layer="" svg:width="148.59350565570pt" svg:height="38.12232083433pt" svg:x="331.65505982320pt" svg:y="168.89948966752pt">
            <draw:glue-point draw:id="4" svg:x="0.50000000000pt" svg:y="0.50000000000pt" draw:align="center"/>
            <draw:glue-point draw:id="5" svg:x="0.50000000000pt" svg:y="0.50000000000pt" draw:align="center"/>
            <text:p text:style-name="P1">application()</text:p>
          </draw:rect>
          <draw:glue-point draw:id="4" svg:x="-50%" svg:y="-50%"/>
          <draw:glue-point draw:id="5" svg:x="50%" svg:y="50%"/>
          <draw:glue-point draw:id="6" svg:x="-50%" svg:y="50%"/>
          <draw:glue-point draw:id="7" svg:x="-50%" svg:y="0%"/>
          <draw:glue-point draw:id="8" svg:x="50%" svg:y="-50%"/>
          <draw:glue-point draw:id="9" svg:x="50%" svg:y="0%"/>
          <draw:glue-point draw:id="10" svg:x="0%" svg:y="50%"/>
          <draw:glue-point draw:id="11" svg:x="0%" svg:y="-50%"/>
          <draw:glue-point draw:id="12" svg:x="-50%" svg:y="-50%"/>
          <draw:glue-point draw:id="13" svg:x="50%" svg:y="50%"/>
          <draw:glue-point draw:id="14" svg:x="-50%" svg:y="50%"/>
          <draw:glue-point draw:id="15" svg:x="-50%" svg:y="0%"/>
          <draw:glue-point draw:id="16" svg:x="50%" svg:y="-50%"/>
          <draw:glue-point draw:id="17" svg:x="50%" svg:y="0%"/>
          <draw:glue-point draw:id="18" svg:x="0%" svg:y="50%"/>
          <draw:glue-point draw:id="19" svg:x="0%" svg:y="-50%"/>
          <draw:glue-point draw:id="20" svg:x="0%" svg:y="0%"/>
        </draw:g>
        <draw:frame draw:style-name="gr15" xml:id="shape-77" draw:id="shape-77" draw:layer="" svg:width="118.47383596419pt" svg:height="11.72674069972pt" svg:x="341.80815895870pt" svg:y="38.71512175758pt">
          <draw:text-box>
            <text:p text:style-name="P2">Request to Apache</text:p>
          </draw:text-box>
          <draw:glue-point draw:id="4" svg:x="0.50000000000pt" svg:y="0.50000000000pt" draw:align="center"/>
        </draw:frame>
        <draw:g draw:style-name="gr1" xml:id="shape-78" draw:id="shape-78" svg:y="99.85989461231pt">
          <draw:path draw:style-name="gr13" xml:id="shape-79" draw:id="shape-79" draw:layer="" svg:width="56.38766502875pt" svg:height="56.38766502875pt" svg:x="375.50667592760pt" svg:y="102.69454519231pt" svg:viewBox="0 0 56 56" svg:d="M14.0899 0L14.0899 28.1797L0 28.1797L28.1797 56.3877L56.3877 28.1797L42.2696 28.1797L42.2696 0Z" calligra:nodeTypes="cccccccc">
            <draw:glue-point draw:id="4" svg:x="0.50000000000pt" svg:y="0.50000000000pt" draw:align="center"/>
            <draw:glue-point draw:id="5" svg:x="0.50000000000pt" svg:y="0.50000000000pt" draw:align="center"/>
          </draw:path>
          <draw:path draw:style-name="gr16" xml:id="shape-80" draw:id="shape-80" draw:layer="" svg:width="56.38766502875pt" svg:height="56.38766502875pt" svg:x="375.50667592760pt" svg:y="102.69454519231pt" svg:viewBox="0 0 56 56" svg:d="M14.0899 0L14.0899 28.1797L0 28.1797L28.1797 56.3877L56.3877 28.1797L42.2696 28.1797L42.2696 0Z" calligra:nodeTypes="cccccccc">
            <draw:glue-point draw:id="4" svg:x="0.50000000000pt" svg:y="0.50000000000pt" draw:align="center"/>
            <draw:glue-point draw:id="5" svg:x="0.50000000000pt" svg:y="0.50000000000pt" draw:align="center"/>
          </draw:path>
          <draw:glue-point draw:id="4" svg:x="-25.0001%" svg:y="-50%"/>
          <draw:glue-point draw:id="5" svg:x="-25.0001%" svg:y="0%"/>
          <draw:glue-point draw:id="6" svg:x="-50%" svg:y="0%"/>
          <draw:glue-point draw:id="7" svg:x="0%" svg:y="50%"/>
          <draw:glue-point draw:id="8" svg:x="50%" svg:y="0%"/>
          <draw:glue-point draw:id="9" svg:x="25%" svg:y="0%"/>
          <draw:glue-point draw:id="10" svg:x="25%" svg:y="-50%"/>
          <draw:glue-point draw:id="11" svg:x="-25.0001%" svg:y="-25.0001%"/>
          <draw:glue-point draw:id="12" svg:x="-37.5001%" svg:y="0%"/>
          <draw:glue-point draw:id="13" svg:x="-25.0001%" svg:y="25%"/>
          <draw:glue-point draw:id="14" svg:x="25%" svg:y="25%"/>
          <draw:glue-point draw:id="15" svg:x="37.5%" svg:y="0%"/>
          <draw:glue-point draw:id="16" svg:x="25%" svg:y="-25.0001%"/>
          <draw:glue-point draw:id="17" svg:x="-25.0001%" svg:y="-50%"/>
          <draw:glue-point draw:id="18" svg:x="-25.0001%" svg:y="0%"/>
          <draw:glue-point draw:id="19" svg:x="-50%" svg:y="0%"/>
          <draw:glue-point draw:id="20" svg:x="0%" svg:y="50%"/>
          <draw:glue-point draw:id="21" svg:x="50%" svg:y="0%"/>
          <draw:glue-point draw:id="22" svg:x="25%" svg:y="0%"/>
          <draw:glue-point draw:id="23" svg:x="25%" svg:y="-50%"/>
          <draw:glue-point draw:id="24" svg:x="-25.0001%" svg:y="-25.0001%"/>
          <draw:glue-point draw:id="25" svg:x="-37.5001%" svg:y="0%"/>
          <draw:glue-point draw:id="26" svg:x="-25.0001%" svg:y="25%"/>
          <draw:glue-point draw:id="27" svg:x="25%" svg:y="25%"/>
          <draw:glue-point draw:id="28" svg:x="37.5%" svg:y="0%"/>
          <draw:glue-point draw:id="29" svg:x="25%" svg:y="-25.0001%"/>
          <draw:glue-point draw:id="30" svg:x="0%" svg:y="-3.8501%"/>
          <draw:glue-point draw:id="31" svg:x="0.50000000000pt" svg:y="0.50000000000pt" draw:align="center"/>
        </draw:g>
        <draw:g draw:style-name="gr1" xml:id="shape-81" draw:id="shape-81" svg:y="233.32065569726pt">
          <draw:rect draw:style-name="gr13" xml:id="shape-82" draw:id="shape-82" draw:layer="" svg:width="194.41134488752pt" svg:height="32.86796016169pt" svg:x="183.90262354225pt" svg:y="236.15530627726pt">
            <draw:glue-point draw:id="4" svg:x="0.50000000000pt" svg:y="0.50000000000pt" draw:align="center"/>
            <draw:glue-point draw:id="5" svg:x="0.50000000000pt" svg:y="0.50000000000pt" draw:align="center"/>
          </draw:rect>
          <draw:rect draw:style-name="gr14" xml:id="shape-83" draw:id="shape-83" draw:layer="" svg:width="194.41134488752pt" svg:height="32.86796016169pt" svg:x="183.90262354225pt" svg:y="236.15530627726pt">
            <draw:glue-point draw:id="4" svg:x="0.50000000000pt" svg:y="0.50000000000pt" draw:align="center"/>
            <draw:glue-point draw:id="5" svg:x="0.50000000000pt" svg:y="0.50000000000pt" draw:align="center"/>
            <text:p text:style-name="P1">read page contents</text:p>
          </draw:rect>
          <draw:glue-point draw:id="4" svg:x="-50%" svg:y="-50%"/>
          <draw:glue-point draw:id="5" svg:x="50%" svg:y="50%"/>
          <draw:glue-point draw:id="6" svg:x="-50%" svg:y="50%"/>
          <draw:glue-point draw:id="7" svg:x="-50%" svg:y="0%"/>
          <draw:glue-point draw:id="8" svg:x="50%" svg:y="-50%"/>
          <draw:glue-point draw:id="9" svg:x="50%" svg:y="0%"/>
          <draw:glue-point draw:id="10" svg:x="0%" svg:y="50%"/>
          <draw:glue-point draw:id="11" svg:x="0%" svg:y="-50%"/>
          <draw:glue-point draw:id="12" svg:x="-50%" svg:y="-50%"/>
          <draw:glue-point draw:id="13" svg:x="50%" svg:y="50%"/>
          <draw:glue-point draw:id="14" svg:x="-50%" svg:y="50%"/>
          <draw:glue-point draw:id="15" svg:x="-50%" svg:y="0%"/>
          <draw:glue-point draw:id="16" svg:x="50%" svg:y="-50%"/>
          <draw:glue-point draw:id="17" svg:x="50%" svg:y="0%"/>
          <draw:glue-point draw:id="18" svg:x="0%" svg:y="50%"/>
          <draw:glue-point draw:id="19" svg:x="0%" svg:y="-50%"/>
          <draw:glue-point draw:id="20" svg:x="0%" svg:y="0%"/>
        </draw:g>
        <draw:connector draw:style-name="gr12" xml:id="shape-84" draw:id="shape-84" draw:layer="" draw:type="standard" draw:start-shape="shape-76" draw:start-glue-point="2" draw:end-shape="shape-83" draw:end-glue-point="1" svg:d="M27.6378 0L27.6378 20L27.6378 45.5675L20 45.5675L0 45.5675" svg:viewBox="0 0 28 46"/>
        <draw:g draw:style-name="gr1" xml:id="shape-85" draw:id="shape-85" svg:y="313.18693792132pt">
          <draw:rect draw:style-name="gr13" xml:id="shape-86" draw:id="shape-86" draw:layer="" svg:width="246.32461416673pt" svg:height="34.96970443074pt" svg:x="175.07511177866pt" svg:y="316.02158850132pt">
            <draw:glue-point draw:id="4" svg:x="0.50000000000pt" svg:y="0.50000000000pt" draw:align="center"/>
            <draw:glue-point draw:id="5" svg:x="0.50000000000pt" svg:y="0.50000000000pt" draw:align="center"/>
          </draw:rect>
          <draw:rect draw:style-name="gr14" xml:id="shape-87" draw:id="shape-87" draw:layer="" svg:width="246.32461416673pt" svg:height="34.96970443074pt" svg:x="175.07511177866pt" svg:y="316.02158850132pt">
            <draw:glue-point draw:id="4" svg:x="0.50000000000pt" svg:y="0.50000000000pt" draw:align="center"/>
            <draw:glue-point draw:id="5" svg:x="0.50000000000pt" svg:y="0.50000000000pt" draw:align="center"/>
            <text:p text:style-name="P1">Replace wsgi tags</text:p>
          </draw:rect>
          <draw:glue-point draw:id="4" svg:x="-50%" svg:y="-50%"/>
          <draw:glue-point draw:id="5" svg:x="50%" svg:y="50%"/>
          <draw:glue-point draw:id="6" svg:x="-50%" svg:y="50%"/>
          <draw:glue-point draw:id="7" svg:x="-50%" svg:y="0%"/>
          <draw:glue-point draw:id="8" svg:x="50%" svg:y="-50%"/>
          <draw:glue-point draw:id="9" svg:x="50%" svg:y="0%"/>
          <draw:glue-point draw:id="10" svg:x="0%" svg:y="50%"/>
          <draw:glue-point draw:id="11" svg:x="0%" svg:y="-50%"/>
          <draw:glue-point draw:id="12" svg:x="-50%" svg:y="-50%"/>
          <draw:glue-point draw:id="13" svg:x="50%" svg:y="50%"/>
          <draw:glue-point draw:id="14" svg:x="-50%" svg:y="50%"/>
          <draw:glue-point draw:id="15" svg:x="-50%" svg:y="0%"/>
          <draw:glue-point draw:id="16" svg:x="50%" svg:y="-50%"/>
          <draw:glue-point draw:id="17" svg:x="50%" svg:y="0%"/>
          <draw:glue-point draw:id="18" svg:x="0%" svg:y="50%"/>
          <draw:glue-point draw:id="19" svg:x="0%" svg:y="-50%"/>
          <draw:glue-point draw:id="20" svg:x="0%" svg:y="0%"/>
        </draw:g>
        <draw:g draw:style-name="gr1" xml:id="shape-88" draw:id="shape-88" svg:y="421.42676777762pt">
          <draw:rect draw:style-name="gr13" xml:id="shape-89" draw:id="shape-89" draw:layer="" svg:width="244.22286989767pt" svg:height="34.96970443074pt" svg:x="175.07511177866pt" svg:y="424.26141835762pt">
            <draw:glue-point draw:id="4" svg:x="0.50000000000pt" svg:y="0.50000000000pt" draw:align="center"/>
            <draw:glue-point draw:id="5" svg:x="0.50000000000pt" svg:y="0.50000000000pt" draw:align="center"/>
          </draw:rect>
          <draw:rect draw:style-name="gr14" xml:id="shape-90" draw:id="shape-90" draw:layer="" svg:width="244.22286989767pt" svg:height="34.96970443074pt" svg:x="175.07511177866pt" svg:y="424.26141835762pt">
            <draw:glue-point draw:id="4" svg:x="0.50000000000pt" svg:y="0.50000000000pt" draw:align="center"/>
            <draw:glue-point draw:id="5" svg:x="0.50000000000pt" svg:y="0.50000000000pt" draw:align="center"/>
            <text:p text:style-name="P1">Replace persistent tags</text:p>
          </draw:rect>
          <draw:glue-point draw:id="4" svg:x="-50%" svg:y="-50%"/>
          <draw:glue-point draw:id="5" svg:x="50%" svg:y="50%"/>
          <draw:glue-point draw:id="6" svg:x="-50%" svg:y="50%"/>
          <draw:glue-point draw:id="7" svg:x="-50%" svg:y="0%"/>
          <draw:glue-point draw:id="8" svg:x="50%" svg:y="-50%"/>
          <draw:glue-point draw:id="9" svg:x="50%" svg:y="0%"/>
          <draw:glue-point draw:id="10" svg:x="0%" svg:y="50%"/>
          <draw:glue-point draw:id="11" svg:x="0%" svg:y="-50%"/>
          <draw:glue-point draw:id="12" svg:x="-50%" svg:y="-50%"/>
          <draw:glue-point draw:id="13" svg:x="50%" svg:y="50%"/>
          <draw:glue-point draw:id="14" svg:x="-50%" svg:y="50%"/>
          <draw:glue-point draw:id="15" svg:x="-50%" svg:y="0%"/>
          <draw:glue-point draw:id="16" svg:x="50%" svg:y="-50%"/>
          <draw:glue-point draw:id="17" svg:x="50%" svg:y="0%"/>
          <draw:glue-point draw:id="18" svg:x="0%" svg:y="50%"/>
          <draw:glue-point draw:id="19" svg:x="0%" svg:y="-50%"/>
          <draw:glue-point draw:id="20" svg:x="0%" svg:y="0%"/>
        </draw:g>
        <draw:connector draw:style-name="gr12" xml:id="shape-91" draw:id="shape-91" draw:layer="" draw:type="standard" draw:start-shape="shape-83" draw:start-glue-point="3" svg:x2="140.00000000000pt" svg:y2="140.00000000000pt" svg:d="M0.625 0L0 0L0 0.998328L0.380934 0.998328L1.00593 0.998328" svg:viewBox="0 0 1 1"/>
        <draw:connector draw:style-name="gr12" xml:id="shape-92" draw:id="shape-92" draw:layer="" draw:type="standard" draw:start-shape="shape-87" draw:start-glue-point="1" svg:x2="140.00000000000pt" svg:y2="140.00000000000pt" svg:d="M5.68435e-15 0L1 0L1 1.00222L1 1.00222L0 1.00222" svg:viewBox="0 0 1 1"/>
        <draw:g draw:style-name="gr1" xml:id="shape-93" draw:id="shape-93" svg:y="546.48055178635pt">
          <draw:rect draw:style-name="gr17" xml:id="shape-94" draw:id="shape-94" draw:layer="" svg:width="109.71123667820pt" svg:height="89.61505542616pt" svg:x="116.22627224514pt" svg:y="549.31520236635pt">
            <draw:glue-point draw:id="4" svg:x="0.50000000000pt" svg:y="0.50000000000pt" draw:align="center"/>
            <draw:glue-point draw:id="5" svg:x="0.50000000000pt" svg:y="0.50000000000pt" draw:align="center"/>
            <text:p text:style-name="P1">Return page as string</text:p>
          </draw:rect>
          <draw:rect draw:style-name="gr16" xml:id="shape-95" draw:id="shape-95" draw:layer="" svg:width="109.71123667820pt" svg:height="89.61505542616pt" svg:x="116.22627224514pt" svg:y="549.31520236635pt">
            <draw:glue-point draw:id="4" svg:x="0.50000000000pt" svg:y="0.50000000000pt" draw:align="center"/>
            <draw:glue-point draw:id="5" svg:x="0.50000000000pt" svg:y="0.50000000000pt" draw:align="center"/>
          </draw:rect>
          <draw:glue-point draw:id="4" svg:x="-50%" svg:y="-50%"/>
          <draw:glue-point draw:id="5" svg:x="50%" svg:y="50%"/>
          <draw:glue-point draw:id="6" svg:x="-50%" svg:y="50%"/>
          <draw:glue-point draw:id="7" svg:x="-50%" svg:y="0%"/>
          <draw:glue-point draw:id="8" svg:x="50%" svg:y="-50%"/>
          <draw:glue-point draw:id="9" svg:x="50%" svg:y="0%"/>
          <draw:glue-point draw:id="10" svg:x="0%" svg:y="50%"/>
          <draw:glue-point draw:id="11" svg:x="0%" svg:y="-50%"/>
          <draw:glue-point draw:id="12" svg:x="-50%" svg:y="-50%"/>
          <draw:glue-point draw:id="13" svg:x="50%" svg:y="50%"/>
          <draw:glue-point draw:id="14" svg:x="-50%" svg:y="50%"/>
          <draw:glue-point draw:id="15" svg:x="-50%" svg:y="0%"/>
          <draw:glue-point draw:id="16" svg:x="50%" svg:y="-50%"/>
          <draw:glue-point draw:id="17" svg:x="50%" svg:y="0%"/>
          <draw:glue-point draw:id="18" svg:x="0%" svg:y="50%"/>
          <draw:glue-point draw:id="19" svg:x="0%" svg:y="-50%"/>
          <draw:glue-point draw:id="20" svg:x="0%" svg:y="0%"/>
        </draw:g>
        <draw:connector draw:style-name="gr12" xml:id="shape-96" draw:id="shape-96" draw:layer="" draw:type="standard" draw:start-shape="shape-90" draw:start-glue-point="3" svg:x2="140.00000000000pt" svg:y2="140.00000000000pt" svg:d="M1 0L0 0L0 0.405412L0.80034 0.405412L0.80034 0.810823L0.80034 0.996009" svg:viewBox="0 0 1 1"/>
        <draw:g draw:style-name="gr1" xml:id="shape-97" draw:id="shape-97" svg:y="407.76542883319pt">
          <draw:path draw:style-name="gr13" xml:id="shape-98" draw:id="shape-98" draw:layer="" svg:width="56.38766502875pt" svg:height="56.38766502875pt" svg:x="33.97273148175pt" svg:y="410.18545636700pt" svg:viewBox="0 0 56 56" svg:d="M14.0899 56.3877L14.0899 28.1797L0 28.1797L28.1797 0L56.3877 28.1797L42.2696 28.1797L42.2696 56.3877Z" calligra:nodeTypes="cccccccc">
            <draw:glue-point draw:id="4" svg:x="0.50000000000pt" svg:y="0.50000000000pt" draw:align="center"/>
            <draw:glue-point draw:id="5" svg:x="0.50000000000pt" svg:y="0.50000000000pt" draw:align="center"/>
          </draw:path>
          <draw:path draw:style-name="gr16" xml:id="shape-99" draw:id="shape-99" draw:layer="" svg:width="56.38766502875pt" svg:height="56.38766502875pt" svg:x="33.97273148175pt" svg:y="410.18545636700pt" svg:viewBox="0 0 56 56" svg:d="M14.0899 56.3877L14.0899 28.1797L0 28.1797L28.1797 0L56.3877 28.1797L42.2696 28.1797L42.2696 56.3877Z" calligra:nodeTypes="cccccccc">
            <draw:glue-point draw:id="4" svg:x="0.50000000000pt" svg:y="0.50000000000pt" draw:align="center"/>
            <draw:glue-point draw:id="5" svg:x="0.50000000000pt" svg:y="0.50000000000pt" draw:align="center"/>
          </draw:path>
          <draw:glue-point draw:id="4" svg:x="-25.0001%" svg:y="50%"/>
          <draw:glue-point draw:id="5" svg:x="-25.0001%" svg:y="0%"/>
          <draw:glue-point draw:id="6" svg:x="-50%" svg:y="0%"/>
          <draw:glue-point draw:id="7" svg:x="0%" svg:y="-50%"/>
          <draw:glue-point draw:id="8" svg:x="50%" svg:y="0%"/>
          <draw:glue-point draw:id="9" svg:x="25%" svg:y="0%"/>
          <draw:glue-point draw:id="10" svg:x="25%" svg:y="50%"/>
          <draw:glue-point draw:id="11" svg:x="-25.0001%" svg:y="25%"/>
          <draw:glue-point draw:id="12" svg:x="-37.5001%" svg:y="0%"/>
          <draw:glue-point draw:id="13" svg:x="-25.0001%" svg:y="-25.0001%"/>
          <draw:glue-point draw:id="14" svg:x="25%" svg:y="-25.0001%"/>
          <draw:glue-point draw:id="15" svg:x="37.5%" svg:y="0%"/>
          <draw:glue-point draw:id="16" svg:x="25%" svg:y="25%"/>
          <draw:glue-point draw:id="17" svg:x="-25.0001%" svg:y="50%"/>
          <draw:glue-point draw:id="18" svg:x="-25.0001%" svg:y="0%"/>
          <draw:glue-point draw:id="19" svg:x="-50%" svg:y="0%"/>
          <draw:glue-point draw:id="20" svg:x="0%" svg:y="-50%"/>
          <draw:glue-point draw:id="21" svg:x="50%" svg:y="0%"/>
          <draw:glue-point draw:id="22" svg:x="25%" svg:y="0%"/>
          <draw:glue-point draw:id="23" svg:x="25%" svg:y="50%"/>
          <draw:glue-point draw:id="24" svg:x="-25.0001%" svg:y="25%"/>
          <draw:glue-point draw:id="25" svg:x="-37.5001%" svg:y="0%"/>
          <draw:glue-point draw:id="26" svg:x="-25.0001%" svg:y="-25.0001%"/>
          <draw:glue-point draw:id="27" svg:x="25%" svg:y="-25.0001%"/>
          <draw:glue-point draw:id="28" svg:x="37.5%" svg:y="0%"/>
          <draw:glue-point draw:id="29" svg:x="25%" svg:y="25%"/>
          <draw:glue-point draw:id="30" svg:x="0%" svg:y="3.85%"/>
          <draw:glue-point draw:id="31" svg:x="0.50000000000pt" svg:y="0.50000000000pt" draw:align="center"/>
        </draw:g>
        <draw:g draw:style-name="gr1" xml:id="shape-100" draw:id="shape-100" svg:y="99.85549255635pt">
          <draw:path draw:style-name="gr13" xml:id="shape-101" draw:id="shape-101" draw:layer="" svg:width="113.77334182792pt" svg:height="56.38766502875pt" svg:x="151.69782793229pt" svg:y="102.28004610812pt" svg:viewBox="0 0 114 56" svg:d="M85.3087 14.0899L28.4362 14.0899L28.4362 0L0 28.1797L28.4362 56.3877L28.4362 42.2696L85.3087 42.2696L85.3087 56.3877L113.773 28.1797L85.3087 0Z" calligra:nodeTypes="ccccccccccc">
            <draw:glue-point draw:id="4" svg:x="0.50000000000pt" svg:y="0.50000000000pt" draw:align="center"/>
            <draw:glue-point draw:id="5" svg:x="0.50000000000pt" svg:y="0.50000000000pt" draw:align="center"/>
          </draw:path>
          <draw:path draw:style-name="gr16" xml:id="shape-102" draw:id="shape-102" draw:layer="" svg:width="113.77334182792pt" svg:height="56.38766502875pt" svg:x="151.69782793229pt" svg:y="102.28004610812pt" svg:viewBox="0 0 114 56" svg:d="M85.3087 14.0899L28.4362 14.0899L28.4362 0L0 28.1797L28.4362 56.3877L28.4362 42.2696L85.3087 42.2696L85.3087 56.3877L113.773 28.1797L85.3087 0Z" calligra:nodeTypes="ccccccccccc">
            <draw:glue-point draw:id="4" svg:x="0.50000000000pt" svg:y="0.50000000000pt" draw:align="center"/>
            <draw:glue-point draw:id="5" svg:x="0.50000000000pt" svg:y="0.50000000000pt" draw:align="center"/>
          </draw:path>
          <draw:glue-point draw:id="4" svg:x="25%" svg:y="-25.0001%"/>
          <draw:glue-point draw:id="5" svg:x="-25.0001%" svg:y="-25.0001%"/>
          <draw:glue-point draw:id="6" svg:x="-25.0001%" svg:y="-50%"/>
          <draw:glue-point draw:id="7" svg:x="-50%" svg:y="0%"/>
          <draw:glue-point draw:id="8" svg:x="-25.0001%" svg:y="50%"/>
          <draw:glue-point draw:id="9" svg:x="-25.0001%" svg:y="25%"/>
          <draw:glue-point draw:id="10" svg:x="25%" svg:y="25%"/>
          <draw:glue-point draw:id="11" svg:x="25%" svg:y="50%"/>
          <draw:glue-point draw:id="12" svg:x="50%" svg:y="0%"/>
          <draw:glue-point draw:id="13" svg:x="25%" svg:y="-50%"/>
          <draw:glue-point draw:id="14" svg:x="0%" svg:y="-25.0001%"/>
          <draw:glue-point draw:id="15" svg:x="-25.0001%" svg:y="-37.5001%"/>
          <draw:glue-point draw:id="16" svg:x="-37.5001%" svg:y="-25.0001%"/>
          <draw:glue-point draw:id="17" svg:x="-37.5001%" svg:y="25%"/>
          <draw:glue-point draw:id="18" svg:x="-25.0001%" svg:y="37.5%"/>
          <draw:glue-point draw:id="19" svg:x="0%" svg:y="25%"/>
          <draw:glue-point draw:id="20" svg:x="25%" svg:y="37.5%"/>
          <draw:glue-point draw:id="21" svg:x="37.5%" svg:y="25%"/>
          <draw:glue-point draw:id="22" svg:x="37.5%" svg:y="-25.0001%"/>
          <draw:glue-point draw:id="23" svg:x="25%" svg:y="-25.0001%"/>
          <draw:glue-point draw:id="24" svg:x="-25.0001%" svg:y="-25.0001%"/>
          <draw:glue-point draw:id="25" svg:x="-25.0001%" svg:y="-50%"/>
          <draw:glue-point draw:id="26" svg:x="-50%" svg:y="0%"/>
          <draw:glue-point draw:id="27" svg:x="-25.0001%" svg:y="50%"/>
          <draw:glue-point draw:id="28" svg:x="-25.0001%" svg:y="25%"/>
          <draw:glue-point draw:id="29" svg:x="25%" svg:y="25%"/>
          <draw:glue-point draw:id="30" svg:x="25%" svg:y="50%"/>
          <draw:glue-point draw:id="31" svg:x="50%" svg:y="0%"/>
          <draw:glue-point draw:id="32" svg:x="25%" svg:y="-50%"/>
          <draw:glue-point draw:id="33" svg:x="0%" svg:y="-25.0001%"/>
          <draw:glue-point draw:id="34" svg:x="-25.0001%" svg:y="-37.5001%"/>
          <draw:glue-point draw:id="35" svg:x="-37.5001%" svg:y="-25.0001%"/>
          <draw:glue-point draw:id="36" svg:x="-37.5001%" svg:y="25%"/>
          <draw:glue-point draw:id="37" svg:x="-25.0001%" svg:y="37.5%"/>
          <draw:glue-point draw:id="38" svg:x="0%" svg:y="25%"/>
          <draw:glue-point draw:id="39" svg:x="25%" svg:y="37.5%"/>
          <draw:glue-point draw:id="40" svg:x="37.5%" svg:y="25%"/>
          <draw:glue-point draw:id="41" svg:x="37.5%" svg:y="-25.0001%"/>
          <draw:glue-point draw:id="42" svg:x="-1.3201%" svg:y="1.97%"/>
          <draw:glue-point draw:id="43" svg:x="0.50000000000pt" svg:y="0.50000000000pt" draw:align="center"/>
        </draw:g>
        <draw:connector draw:style-name="gr12" xml:id="shape-103" draw:id="shape-103" draw:layer="" draw:type="standard" draw:start-shape="shape-76" draw:start-glue-point="3" svg:x2="140.00000000000pt" svg:y2="140.00000000000pt" svg:d="M1.00183 0L0.916719 0L0 0L0 0.999233L0 0.999233L0.0851064 0.999233" svg:viewBox="0 0 1 1"/>
        <draw:g draw:style-name="gr1" xml:id="shape-104" draw:id="shape-104" svg:y="215.45582941030pt">
          <draw:path draw:style-name="gr13" xml:id="shape-105" draw:id="shape-105" draw:layer="" svg:width="56.38766502875pt" svg:height="56.38766502875pt" svg:x="424.89766625038pt" svg:y="218.29047999030pt" svg:viewBox="0 0 56 56" svg:d="M14.0899 0L14.0899 28.1797L0 28.1797L28.1797 56.3877L56.3877 28.1797L42.2696 28.1797L42.2696 0Z" calligra:nodeTypes="cccccccc">
            <draw:glue-point draw:id="4" svg:x="0.50000000000pt" svg:y="0.50000000000pt" draw:align="center"/>
            <draw:glue-point draw:id="5" svg:x="0.50000000000pt" svg:y="0.50000000000pt" draw:align="center"/>
          </draw:path>
          <draw:path draw:style-name="gr16" xml:id="shape-106" draw:id="shape-106" draw:layer="" svg:width="56.38766502875pt" svg:height="56.38766502875pt" svg:x="424.89766625038pt" svg:y="218.29047999030pt" svg:viewBox="0 0 56 56" svg:d="M14.0899 0L14.0899 28.1797L0 28.1797L28.1797 56.3877L56.3877 28.1797L42.2696 28.1797L42.2696 0Z" calligra:nodeTypes="cccccccc">
            <draw:glue-point draw:id="4" svg:x="0.50000000000pt" svg:y="0.50000000000pt" draw:align="center"/>
            <draw:glue-point draw:id="5" svg:x="0.50000000000pt" svg:y="0.50000000000pt" draw:align="center"/>
          </draw:path>
          <draw:glue-point draw:id="4" svg:x="-25.0001%" svg:y="-50%"/>
          <draw:glue-point draw:id="5" svg:x="-25.0001%" svg:y="0%"/>
          <draw:glue-point draw:id="6" svg:x="-50%" svg:y="0%"/>
          <draw:glue-point draw:id="7" svg:x="0%" svg:y="50%"/>
          <draw:glue-point draw:id="8" svg:x="50%" svg:y="0%"/>
          <draw:glue-point draw:id="9" svg:x="25%" svg:y="0%"/>
          <draw:glue-point draw:id="10" svg:x="25%" svg:y="-50%"/>
          <draw:glue-point draw:id="11" svg:x="-25.0001%" svg:y="-25.0001%"/>
          <draw:glue-point draw:id="12" svg:x="-37.5001%" svg:y="0%"/>
          <draw:glue-point draw:id="13" svg:x="-25.0001%" svg:y="25%"/>
          <draw:glue-point draw:id="14" svg:x="25%" svg:y="25%"/>
          <draw:glue-point draw:id="15" svg:x="37.5%" svg:y="0%"/>
          <draw:glue-point draw:id="16" svg:x="25%" svg:y="-25.0001%"/>
          <draw:glue-point draw:id="17" svg:x="-25.0001%" svg:y="-50%"/>
          <draw:glue-point draw:id="18" svg:x="-25.0001%" svg:y="0%"/>
          <draw:glue-point draw:id="19" svg:x="-50%" svg:y="0%"/>
          <draw:glue-point draw:id="20" svg:x="0%" svg:y="50%"/>
          <draw:glue-point draw:id="21" svg:x="50%" svg:y="0%"/>
          <draw:glue-point draw:id="22" svg:x="25%" svg:y="0%"/>
          <draw:glue-point draw:id="23" svg:x="25%" svg:y="-50%"/>
          <draw:glue-point draw:id="24" svg:x="-25.0001%" svg:y="-25.0001%"/>
          <draw:glue-point draw:id="25" svg:x="-37.5001%" svg:y="0%"/>
          <draw:glue-point draw:id="26" svg:x="-25.0001%" svg:y="25%"/>
          <draw:glue-point draw:id="27" svg:x="25%" svg:y="25%"/>
          <draw:glue-point draw:id="28" svg:x="37.5%" svg:y="0%"/>
          <draw:glue-point draw:id="29" svg:x="25%" svg:y="-25.0001%"/>
          <draw:glue-point draw:id="30" svg:x="0%" svg:y="-3.8501%"/>
          <draw:glue-point draw:id="31" svg:x="0.50000000000pt" svg:y="0.50000000000pt" draw:align="center"/>
        </draw:g>
        <draw:g draw:style-name="gr1" xml:id="shape-107" draw:id="shape-107" svg:y="359.42531184052pt">
          <draw:path draw:style-name="gr13" xml:id="shape-108" draw:id="shape-108" draw:layer="" svg:width="56.38766502875pt" svg:height="56.38766502875pt" svg:x="445.91510894092pt" svg:y="362.25996242052pt" svg:viewBox="0 0 56 56" svg:d="M14.0899 0L14.0899 28.1797L0 28.1797L28.1797 56.3877L56.3877 28.1797L42.2696 28.1797L42.2696 0Z" calligra:nodeTypes="cccccccc">
            <draw:glue-point draw:id="4" svg:x="0.50000000000pt" svg:y="0.50000000000pt" draw:align="center"/>
            <draw:glue-point draw:id="5" svg:x="0.50000000000pt" svg:y="0.50000000000pt" draw:align="center"/>
          </draw:path>
          <draw:path draw:style-name="gr16" xml:id="shape-109" draw:id="shape-109" draw:layer="" svg:width="56.38766502875pt" svg:height="56.38766502875pt" svg:x="445.91510894092pt" svg:y="362.25996242052pt" svg:viewBox="0 0 56 56" svg:d="M14.0899 0L14.0899 28.1797L0 28.1797L28.1797 56.3877L56.3877 28.1797L42.2696 28.1797L42.2696 0Z" calligra:nodeTypes="cccccccc">
            <draw:glue-point draw:id="4" svg:x="0.50000000000pt" svg:y="0.50000000000pt" draw:align="center"/>
            <draw:glue-point draw:id="5" svg:x="0.50000000000pt" svg:y="0.50000000000pt" draw:align="center"/>
          </draw:path>
          <draw:glue-point draw:id="4" svg:x="-25.0001%" svg:y="-50%"/>
          <draw:glue-point draw:id="5" svg:x="-25.0001%" svg:y="0%"/>
          <draw:glue-point draw:id="6" svg:x="-50%" svg:y="0%"/>
          <draw:glue-point draw:id="7" svg:x="0%" svg:y="50%"/>
          <draw:glue-point draw:id="8" svg:x="50%" svg:y="0%"/>
          <draw:glue-point draw:id="9" svg:x="25%" svg:y="0%"/>
          <draw:glue-point draw:id="10" svg:x="25%" svg:y="-50%"/>
          <draw:glue-point draw:id="11" svg:x="-25.0001%" svg:y="-25.0001%"/>
          <draw:glue-point draw:id="12" svg:x="-37.5001%" svg:y="0%"/>
          <draw:glue-point draw:id="13" svg:x="-25.0001%" svg:y="25%"/>
          <draw:glue-point draw:id="14" svg:x="25%" svg:y="25%"/>
          <draw:glue-point draw:id="15" svg:x="37.5%" svg:y="0%"/>
          <draw:glue-point draw:id="16" svg:x="25%" svg:y="-25.0001%"/>
          <draw:glue-point draw:id="17" svg:x="-25.0001%" svg:y="-50%"/>
          <draw:glue-point draw:id="18" svg:x="-25.0001%" svg:y="0%"/>
          <draw:glue-point draw:id="19" svg:x="-50%" svg:y="0%"/>
          <draw:glue-point draw:id="20" svg:x="0%" svg:y="50%"/>
          <draw:glue-point draw:id="21" svg:x="50%" svg:y="0%"/>
          <draw:glue-point draw:id="22" svg:x="25%" svg:y="0%"/>
          <draw:glue-point draw:id="23" svg:x="25%" svg:y="-50%"/>
          <draw:glue-point draw:id="24" svg:x="-25.0001%" svg:y="-25.0001%"/>
          <draw:glue-point draw:id="25" svg:x="-37.5001%" svg:y="0%"/>
          <draw:glue-point draw:id="26" svg:x="-25.0001%" svg:y="25%"/>
          <draw:glue-point draw:id="27" svg:x="25%" svg:y="25%"/>
          <draw:glue-point draw:id="28" svg:x="37.5%" svg:y="0%"/>
          <draw:glue-point draw:id="29" svg:x="25%" svg:y="-25.0001%"/>
          <draw:glue-point draw:id="30" svg:x="0%" svg:y="-3.8501%"/>
          <draw:glue-point draw:id="31" svg:x="0.50000000000pt" svg:y="0.50000000000pt" draw:align="center"/>
        </draw:g>
        <draw:connector draw:style-name="gr18" xml:id="shape-110" draw:id="shape-110" draw:layer="" draw:type="standard" draw:start-shape="shape-83" draw:start-glue-point="3" draw:end-shape="shape-86" draw:end-glue-point="3" svg:d="M28.8275 0L8.82751 0L0 0L0 80.9172L0 80.9172L20 80.9172" svg:viewBox="0 0 29 81"/>
        <draw:connector draw:style-name="gr18" xml:id="shape-111" draw:id="shape-111" draw:layer="" draw:type="standard" draw:start-shape="shape-87" draw:start-glue-point="1" draw:end-shape="shape-89" draw:end-glue-point="1" svg:d="M2.10174 0L22.1017 0L22.1017 108.24L20 108.24L0 108.24" svg:viewBox="0 0 22 108"/>
        <draw:connector draw:style-name="gr18" xml:id="shape-112" draw:id="shape-112" draw:layer="" draw:type="standard" draw:start-shape="shape-90" draw:start-glue-point="3" draw:end-shape="shape-94" draw:end-glue-point="1" svg:d="M20 0L0 0L0 76.1882L90.8624 76.1882L90.8624 152.376L90.8624 152.376L70.8624 152.376" svg:viewBox="0 0 91 152"/>
        <draw:connector draw:style-name="gr18" xml:id="shape-113" draw:id="shape-113" draw:layer="" draw:type="standard" draw:start-shape="shape-95" draw:start-glue-point="3" draw:end-shape="shape-75" draw:end-glue-point="3" svg:d="M20 406.162L0 406.162L0 0L215.429 0L235.429 0" svg:viewBox="0 0 235 406"/>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text:notes-configuration text:note-class="footnote" text:start-value="1" style:num-format="1" text:start-numbering-at="document" text:footnotes-position="page"/>
    <text:notes-configuration text:note-class="endnote" text:start-value="1" style:num-format="1" text:start-numbering-at="document" text:footnotes-position="page"/>
    <text:bibliography-configuration text:prefix="[" text:suffix="]" text:numbered-entries="false" text:sort-by-position="true"/>
  </office:styles>
  <office:automatic-styles>
    <style:style style:name="dp1" style:family="drawing-page"/>
    <style:page-layout style:name="pm1" style:page-usage="all">
      <style:page-layout-properties calligra:specialborder-bottom="none" calligra:specialborder-left="none" calligra:specialborder-right="none" calligra:specialborder-top="none" fo:border="0pt none #000000" fo:margin="28.346505799999999pt" fo:padding="0.000000000000000pt" fo:page-height="841.891222259999950pt" fo:page-width="595.276621799999930pt" style:print-orientation="portrait"/>
    </style:page-layout>
  </office:automatic-styles>
  <office:master-styles>
    <style:master-page style:name="Default1" draw:style-name="dp1" style:display-name="empty"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6.4</meta:generator>
    <dc:title/>
    <meta:initial-creator>Unknown</meta:initial-creator>
    <meta:editing-cycles>7</meta:editing-cycles>
    <dc:date>2013-08-08T17:36:00</dc:date>
    <meta:creation-date>2013-08-08T17:13:44</meta:creation-date>
    <meta:user-defined meta:name="email">initial.dann@gmail.com</meta:user-defined>
  </office:meta>
</office:document-meta>
</file>